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4"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8" style:family="graphic" style:parent-style-name="standard">
      <style:graphic-properties draw:stroke="none" draw:fill="none" draw:textarea-vertical-align="middle" fo:min-height="2.418cm" fo:min-width="2.54cm" fo:padding-top="0.071cm" fo:padding-bottom="0.071cm" fo:padding-left="0.071cm" fo:padding-right="0.071cm"/>
    </style:style>
    <style:style style:name="gr9"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3.848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13"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4"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5" style:family="graphic" style:parent-style-name="standard">
      <style:graphic-properties draw:stroke="none" draw:fill="none" draw:textarea-vertical-align="middle" fo:min-height="1.418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218cm" fo:min-width="2.54cm" fo:padding-top="0.071cm" fo:padding-bottom="0.071cm" fo:padding-left="0.071cm" fo:padding-right="0.071cm"/>
    </style:style>
    <style:style style:name="gr17"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8" style:family="graphic" style:parent-style-name="standard">
      <style:graphic-properties draw:stroke="none" draw:fill="none" draw:textarea-vertical-align="middle" fo:min-height="1.883cm" fo:min-width="2.54cm" fo:padding-top="0.071cm" fo:padding-bottom="0.071cm" fo:padding-left="0.071cm" fo:padding-right="0.071cm"/>
    </style:style>
    <style:style style:name="gr19" style:family="graphic" style:parent-style-name="standard">
      <style:graphic-properties draw:stroke="none" draw:fill="none" draw:textarea-vertical-align="middle" fo:min-height="2.417cm" fo:min-width="2.54cm" fo:padding-top="0.071cm" fo:padding-bottom="0.071cm" fo:padding-left="0.071cm" fo:padding-right="0.071cm"/>
    </style:style>
    <style:style style:name="gr20" style:family="graphic" style:parent-style-name="standard">
      <style:graphic-properties draw:stroke="none" draw:fill="none" draw:textarea-vertical-align="middle" fo:min-height="1.959cm" fo:min-width="2.54cm" fo:padding-top="0.071cm" fo:padding-bottom="0.071cm" fo:padding-left="0.071cm" fo:padding-right="0.071cm"/>
    </style:style>
    <style:style style:name="gr21" style:family="graphic" style:parent-style-name="standard">
      <style:graphic-properties draw:stroke="none" draw:fill="none" draw:textarea-vertical-align="middle" fo:min-height="2.063cm" fo:min-width="2.54cm" fo:padding-top="0.071cm" fo:padding-bottom="0.071cm" fo:padding-left="0.071cm" fo:padding-right="0.071cm"/>
    </style:style>
    <style:style style:name="gr22" style:family="graphic" style:parent-style-name="standard">
      <style:graphic-properties draw:stroke="none" draw:fill="none" draw:textarea-vertical-align="middle" fo:min-height="3.218cm" fo:min-width="2.54cm" fo:padding-top="0.071cm" fo:padding-bottom="0.071cm" fo:padding-left="0.071cm" fo:padding-right="0.071cm"/>
    </style:style>
    <style:style style:name="gr23" style:family="graphic" style:parent-style-name="standard">
      <style:graphic-properties draw:stroke="none" draw:fill="none" draw:textarea-vertical-align="middle" fo:min-height="1.858cm" fo:min-width="2.54cm" fo:padding-top="0.071cm" fo:padding-bottom="0.071cm" fo:padding-left="0.071cm" fo:padding-right="0.071cm"/>
    </style:style>
    <style:style style:name="gr24" style:family="graphic" style:parent-style-name="standard">
      <style:graphic-properties draw:stroke="none" draw:fill="none" draw:textarea-vertical-align="middle" fo:min-height="3.448cm" fo:min-width="2.54cm" fo:padding-top="0.141cm" fo:padding-bottom="0.141cm" fo:padding-left="0.141cm" fo:padding-right="0.141cm"/>
    </style:style>
    <style:style style:name="gr25" style:family="graphic" style:parent-style-name="standard">
      <style:graphic-properties draw:stroke="none" draw:fill="none" draw:textarea-vertical-align="middle" fo:min-height="2.061cm" fo:min-width="2.54cm" fo:padding-top="0.071cm" fo:padding-bottom="0.071cm" fo:padding-left="0.071cm" fo:padding-right="0.071cm"/>
    </style:style>
    <style:style style:name="gr26" style:family="graphic" style:parent-style-name="standard">
      <style:graphic-properties draw:stroke="none" draw:fill="none" draw:textarea-vertical-align="middle" fo:min-height="2.364cm" fo:min-width="2.54cm" fo:padding-top="0.071cm" fo:padding-bottom="0.071cm" fo:padding-left="0.071cm" fo:padding-right="0.071cm"/>
    </style:style>
    <style:style style:name="gr27" style:family="graphic" style:parent-style-name="standard">
      <style:graphic-properties draw:stroke="none" draw:fill="none" draw:textarea-vertical-align="middle" fo:min-height="2.107cm" fo:min-width="2.54cm" fo:padding-top="0.071cm" fo:padding-bottom="0.071cm" fo:padding-left="0.071cm" fo:padding-right="0.071cm"/>
    </style:style>
    <style:style style:name="gr28" style:family="graphic" style:parent-style-name="standard">
      <style:graphic-properties draw:stroke="none" draw:fill="none" draw:textarea-vertical-align="middle" fo:min-height="2.868cm" fo:min-width="2.54cm" fo:padding-top="0.141cm" fo:padding-bottom="0.141cm" fo:padding-left="0.141cm" fo:padding-right="0.141cm"/>
    </style:style>
    <style:style style:name="gr29" style:family="graphic" style:parent-style-name="standard">
      <style:graphic-properties draw:stroke="none" draw:fill="none" draw:textarea-vertical-align="middle" fo:min-height="1.958cm" fo:min-width="2.54cm" fo:padding-top="0.071cm" fo:padding-bottom="0.071cm" fo:padding-left="0.071cm" fo:padding-right="0.071cm"/>
    </style:style>
    <style:style style:name="gr30" style:family="graphic" style:parent-style-name="standard">
      <style:graphic-properties draw:stroke="none" draw:fill="none" draw:textarea-vertical-align="middle" fo:min-height="0.339cm" fo:min-width="2.54cm" fo:padding-top="0.141cm" fo:padding-bottom="0.141cm" fo:padding-left="0.141cm" fo:padding-right="0.141cm"/>
    </style:style>
    <style:style style:name="gr31" style:family="graphic" style:parent-style-name="standard">
      <style:graphic-properties draw:stroke="none" draw:fill="none" draw:textarea-vertical-align="middle" fo:min-height="1.535cm" fo:min-width="2.54cm" fo:padding-top="0.071cm" fo:padding-bottom="0.071cm" fo:padding-left="0.071cm" fo:padding-right="0.071cm"/>
    </style:style>
    <style:style style:name="gr32" style:family="graphic" style:parent-style-name="standard">
      <style:graphic-properties draw:stroke="none" draw:fill="none" draw:textarea-vertical-align="middle" fo:min-height="2.835cm" fo:min-width="2.54cm" fo:padding-top="0.071cm" fo:padding-bottom="0.071cm" fo:padding-left="0.071cm" fo:padding-right="0.071cm"/>
    </style:style>
    <style:style style:name="gr33" style:family="graphic" style:parent-style-name="standard">
      <style:graphic-properties draw:stroke="none" draw:fill="none" draw:textarea-vertical-align="middle" fo:min-height="1.591cm" fo:min-width="2.54cm" fo:padding-top="0.071cm" fo:padding-bottom="0.071cm" fo:padding-left="0.071cm" fo:padding-right="0.071cm"/>
    </style:style>
    <style:style style:name="gr34"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35" style:family="graphic" style:parent-style-name="standard">
      <style:graphic-properties draw:stroke="none" draw:fill="none" draw:textarea-vertical-align="middle" fo:min-height="1.393cm" fo:min-width="2.54cm" fo:padding-top="0.071cm" fo:padding-bottom="0.071cm" fo:padding-left="0.071cm" fo:padding-right="0.071cm"/>
    </style:style>
    <style:style style:name="gr36" style:family="graphic" style:parent-style-name="standard">
      <style:graphic-properties draw:stroke="none" draw:fill="none" draw:textarea-vertical-align="middle" fo:min-height="2.458cm" fo:min-width="2.54cm" fo:padding-top="0.071cm" fo:padding-bottom="0.071cm" fo:padding-left="0.071cm" fo:padding-right="0.071cm"/>
    </style:style>
    <style:style style:name="gr37" style:family="graphic" style:parent-style-name="standard">
      <style:graphic-properties draw:stroke="none" draw:fill="none" draw:textarea-vertical-align="middle" fo:min-height="0.943cm" fo:min-width="2.54cm" fo:padding-top="0.071cm" fo:padding-bottom="0.071cm" fo:padding-left="0.071cm" fo:padding-right="0.071cm"/>
    </style:style>
    <style:style style:name="gr38" style:family="graphic" style:parent-style-name="standard">
      <style:graphic-properties draw:stroke="none" draw:fill="none" draw:textarea-vertical-align="middle" fo:min-height="2.333cm" fo:min-width="2.54cm" fo:padding-top="0.071cm" fo:padding-bottom="0.071cm" fo:padding-left="0.071cm" fo:padding-right="0.071cm"/>
    </style:style>
    <style:style style:name="gr39" style:family="graphic" style:parent-style-name="standard">
      <style:graphic-properties draw:stroke="none" draw:fill="none" draw:textarea-vertical-align="middle" fo:min-height="0.753cm" fo:min-width="2.54cm" fo:padding-top="0.071cm" fo:padding-bottom="0.071cm" fo:padding-left="0.071cm" fo:padding-right="0.071cm"/>
    </style:style>
    <style:style style:name="gr40" style:family="graphic" style:parent-style-name="standard">
      <style:graphic-properties draw:stroke="none" draw:fill="none" draw:textarea-vertical-align="middle" fo:min-height="1.699cm" fo:min-width="2.54cm" fo:padding-top="0.071cm" fo:padding-bottom="0.071cm" fo:padding-left="0.071cm" fo:padding-right="0.071cm"/>
    </style:style>
    <style:style style:name="gr41" style:family="graphic" style:parent-style-name="standard">
      <style:graphic-properties draw:stroke="none" draw:fill="none" draw:textarea-vertical-align="middle" fo:min-height="3.057cm" fo:min-width="2.54cm" fo:padding-top="0.071cm" fo:padding-bottom="0.071cm" fo:padding-left="0.071cm" fo:padding-right="0.071cm"/>
    </style:style>
    <style:style style:name="gr42"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43"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44"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45"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46"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47"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48"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49"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50"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51"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52"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53"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54"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55"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56"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57"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58" style:family="graphic" style:parent-style-name="standard">
      <style:graphic-properties draw:stroke="none" draw:fill="none" draw:textarea-vertical-align="middle" fo:min-height="1.371cm" fo:min-width="2.54cm" fo:padding-top="0.071cm" fo:padding-bottom="0.071cm" fo:padding-left="0.071cm" fo:padding-right="0.071cm"/>
    </style:style>
    <style:style style:name="gr59"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60" style:family="graphic" style:parent-style-name="standard">
      <style:graphic-properties draw:stroke="none" draw:fill="none" draw:textarea-vertical-align="middle" fo:min-height="3.86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353cm" fo:line-height="100%" fo:text-align="center" fo:text-indent="0cm"/>
    </style:style>
    <style:style style:name="P5" style:family="paragraph">
      <style:paragraph-properties fo:margin-left="0cm" fo:margin-right="0cm" fo:margin-top="0cm" fo:margin-bottom="0.212cm" fo:line-height="120%" fo:text-align="start" fo:text-indent="0cm"/>
    </style:style>
    <style:style style:name="P6" style:family="paragraph">
      <style:paragraph-properties fo:margin-left="0cm" fo:margin-right="0cm" fo:margin-top="0cm" fo:margin-bottom="0cm" fo:line-height="120%" fo:text-align="start" fo:text-indent="0cm"/>
    </style:style>
    <style:style style:name="P7" style:family="paragraph">
      <style:paragraph-properties fo:margin-left="0cm" fo:margin-right="0cm" fo:margin-top="0cm" fo:margin-bottom="0.212cm" fo:line-height="120%" fo:text-align="justify" fo:text-indent="0cm"/>
    </style:style>
    <style:style style:name="P8"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18pt" style:font-name-asian="Calibri1" style:font-size-asian="18pt" style:font-name-complex="Calibri1" style:font-size-complex="18pt"/>
    </style:style>
    <style:style style:name="T8" style:family="text">
      <style:text-properties fo:color="#000000" style:font-name="Calibri1" fo:font-size="22pt" style:font-name-asian="Calibri1" style:font-size-asian="22pt" style:font-name-complex="Calibri1" style:font-size-complex="22pt"/>
    </style:style>
    <style:style style:name="T9"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0" style:family="text">
      <style:text-properties fo:color="#c00000" style:font-name="Calibri1" fo:font-size="18pt" fo:font-weight="bold" style:font-name-asian="Calibri1" style:font-size-asian="18pt" style:font-weight-asian="bold" style:font-name-complex="Calibri1" style:font-size-complex="18pt" style:font-weight-complex="bold"/>
    </style:style>
    <style:style style:name="T11" style:family="text">
      <style:text-properties fo:color="#c00000" style:font-name="Calibri1" fo:font-size="18pt" fo:font-style="italic" fo:font-weight="bold" style:font-name-asian="Calibri1" style:font-size-asian="18pt" style:font-style-asian="italic" style:font-weight-asian="bold" style:font-name-complex="Calibri1" style:font-size-complex="18pt" style:font-style-complex="italic" style:font-weight-complex="bold"/>
    </style:style>
    <style:style style:name="T12" style:family="text">
      <style:text-properties fo:color="#000000" style:font-name="Calibri1" fo:font-size="24pt" style:font-name-asian="Calibri1" style:font-size-asian="24pt" style:font-name-complex="Calibri1" style:font-size-complex="24pt"/>
    </style:style>
    <style:style style:name="T13"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4" style:family="text">
      <style:text-properties fo:color="#000000" style:font-name="Calibri1" fo:font-size="11pt" style:font-name-asian="Calibri1" style:font-size-asian="11pt" style:font-name-complex="Calibri1" style:font-size-complex="11pt"/>
    </style:style>
    <style:style style:name="T15"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6" style:family="text">
      <style:text-properties fo:color="#000000" style:font-name="Calibri1" fo:font-size="20pt" style:font-name-asian="Calibri1" style:font-size-asian="20pt" style:font-name-complex="Calibri1" style:font-size-complex="20pt"/>
    </style:style>
    <style:style style:name="T17" style:family="text">
      <style:text-properties fo:color="#5f6c35" style:font-name="Calibri1" fo:font-size="12pt" style:font-name-asian="Calibri1" style:font-size-asian="12pt" style:font-name-complex="Calibri1" style:font-size-complex="12pt"/>
    </style:style>
    <style:style style:name="T18"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9"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Fire Emergency</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3" draw:text-style-name="P2" draw:layer="layout" svg:width="5cm" svg:height="0.622cm" svg:x="24cm" svg:y="40.509cm">
            <draw:text-box>
              <text:p text:style-name="P3"><text:span text:style-name="T4">Fire Emergency</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2cm" svg:y="41.595cm">
            <draw:text-box>
              <text:p text:style-name="P3"><text:span text:style-name="T5">MSL</text:span></text:p>
            </draw:text-box>
          </draw:frame>
        </draw:g>
        <draw:g>
          <draw:g>
            <draw:path draw:style-name="gr1" draw:text-style-name="P1" draw:layer="layout" svg:width="4cm" svg:height="1.5cm" svg:x="7.2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2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7.2cm" svg:y="41.595cm">
            <draw:text-box>
              <text:p text:style-name="P3"><text:span text:style-name="T5">NOMAD</text:span></text:p>
            </draw:text-box>
          </draw:frame>
        </draw:g>
        <draw:g>
          <draw:g>
            <draw:polygon draw:style-name="gr1" draw:text-style-name="P1" draw:layer="layout" svg:width="4cm" svg:height="2.56cm" svg:x="7.2cm" svg:y="43.63cm" svg:viewBox="0 0 4001 2561" draw:points="0,2561 4001,2561 4001,0 0,0">
              <text:p/>
            </draw:polygon>
            <draw:polygon draw:style-name="gr2" draw:text-style-name="P2" draw:layer="layout" svg:width="4cm" svg:height="2.56cm" svg:x="7.2cm" svg:y="43.63cm" svg:viewBox="0 0 4001 2561" draw:points="0,2561 4001,2561 4001,0 0,0">
              <text:p/>
            </draw:polygon>
          </draw:g>
          <draw:frame draw:style-name="gr8" draw:text-style-name="P2" draw:layer="layout" svg:width="4cm" svg:height="3.111cm" svg:x="7.2cm" svg:y="43.355cm">
            <draw:text-box>
              <text:p text:style-name="P3"><text:span text:style-name="T6">EVACUATE AREA/Set up fire perimeter—Assess if there are people inside the evacuated area </text:span></text:p>
            </draw:text-box>
          </draw:frame>
        </draw:g>
        <draw:g>
          <draw:g>
            <draw:polygon draw:style-name="gr1" draw:text-style-name="P1" draw:layer="layout" svg:width="4cm" svg:height="2.5cm" svg:x="7.2cm" svg:y="46.39cm" svg:viewBox="0 0 4001 2501" draw:points="0,2501 4001,2501 4001,0 0,0">
              <text:p/>
            </draw:polygon>
            <draw:polygon draw:style-name="gr2" draw:text-style-name="P2" draw:layer="layout" svg:width="4cm" svg:height="2.5cm" svg:x="7.2cm" svg:y="46.39cm" svg:viewBox="0 0 4001 2501" draw:points="0,2501 4001,2501 4001,0 0,0">
              <text:p/>
            </draw:polygon>
          </draw:g>
          <draw:frame draw:style-name="gr9" draw:text-style-name="P2" draw:layer="layout" svg:width="4cm" svg:height="3.111cm" svg:x="7.2cm" svg:y="46.085cm">
            <draw:text-box>
              <text:p text:style-name="P3"><text:span text:style-name="T6">Without endangering yourselves: Clear flammables from area or expand perimeter as needed</text:span></text:p>
            </draw:text-box>
          </draw:frame>
        </draw:g>
        <draw:g>
          <draw:g>
            <draw:polygon draw:style-name="gr1" draw:text-style-name="P1" draw:layer="layout" svg:width="4cm" svg:height="3.99cm" svg:x="7.2cm" svg:y="55.5cm" svg:viewBox="0 0 4001 3991" draw:points="0,3991 4001,3991 4001,0 0,0">
              <text:p/>
            </draw:polygon>
            <draw:polygon draw:style-name="gr2" draw:text-style-name="P2" draw:layer="layout" svg:width="4cm" svg:height="3.99cm" svg:x="7.2cm" svg:y="55.5cm" svg:viewBox="0 0 4001 3991" draw:points="0,3991 4001,3991 4001,0 0,0">
              <text:p/>
            </draw:polygon>
          </draw:g>
          <draw:frame draw:style-name="gr10" draw:text-style-name="P2" draw:layer="layout" svg:width="4cm" svg:height="4.339cm" svg:x="7.2cm" svg:y="55.326cm">
            <draw:text-box>
              <text:p text:style-name="P3"><text:span text:style-name="T6">Identify (sober) witnesses who can help to identify what happened (priorize <text:s/>maintaining perimeter and keeping people away from danger)</text:span></text:p>
            </draw:text-box>
          </draw:frame>
        </draw:g>
        <draw:g>
          <draw:g>
            <draw:polygon draw:style-name="gr1" draw:text-style-name="P1" draw:layer="layout" svg:width="4cm" svg:height="1.6cm" svg:x="7.2cm" svg:y="51.29cm" svg:viewBox="0 0 4001 1601" draw:points="0,1601 4001,1601 4001,0 0,0">
              <text:p/>
            </draw:polygon>
            <draw:polygon draw:style-name="gr2" draw:text-style-name="P2" draw:layer="layout" svg:width="4cm" svg:height="1.6cm" svg:x="7.2cm" svg:y="51.29cm" svg:viewBox="0 0 4001 1601" draw:points="0,1601 4001,1601 4001,0 0,0">
              <text:p/>
            </draw:polygon>
          </draw:g>
          <draw:frame draw:style-name="gr11" draw:text-style-name="P2" draw:layer="layout" svg:width="4cm" svg:height="1.883cm" svg:x="7.2cm" svg:y="51.149cm">
            <draw:text-box>
              <text:p text:style-name="P3"><text:span text:style-name="T6">Maintain perimeter; direct curious participants to T&amp;E</text:span></text:p>
            </draw:text-box>
          </draw:frame>
        </draw:g>
        <draw:g>
          <draw:g>
            <draw:polygon draw:style-name="gr1" draw:text-style-name="P1" draw:layer="layout" svg:width="4cm" svg:height="2.2cm" svg:x="7.2cm" svg:y="53.09cm" svg:viewBox="0 0 4001 2201" draw:points="0,2201 4001,2201 4001,0 0,0">
              <text:p/>
            </draw:polygon>
            <draw:polygon draw:style-name="gr2" draw:text-style-name="P2" draw:layer="layout" svg:width="4cm" svg:height="2.2cm" svg:x="7.2cm" svg:y="53.09cm" svg:viewBox="0 0 4001 2201" draw:points="0,2201 4001,2201 4001,0 0,0">
              <text:p/>
            </draw:polygon>
          </draw:g>
          <draw:frame draw:style-name="gr12" draw:text-style-name="P2" draw:layer="layout" svg:width="4cm" svg:height="2.497cm" svg:x="7.2cm" svg:y="52.942cm">
            <draw:text-box>
              <text:p text:style-name="P3"><text:span text:style-name="T6">In the event of a fire-related death, follow Death on Site protocol.</text:span></text:p>
            </draw:text-box>
          </draw:frame>
        </draw:g>
        <draw:g>
          <draw:g>
            <draw:path draw:style-name="gr1" draw:text-style-name="P1" draw:layer="layout" svg:width="3.273cm" svg:height="1.5cm" svg:x="12.164cm" svg:y="41.63cm" svg:viewBox="0 0 3274 1501" svg:d="M2774 1501c92 0 170-21 250-67s137-103 183-183 67-158 67-250v-502c0-91-21-169-67-249s-103-137-183-183-158-67-250-67h-2275c-91 0-169 21-249 67s-137 103-183 183-67 158-67 249v502c0 92 21 170 67 250s103 137 183 183 158 67 249 67z">
              <text:p/>
            </draw:path>
            <draw:path draw:style-name="gr2" draw:text-style-name="P2" draw:layer="layout" svg:width="3.273cm" svg:height="1.5cm" svg:x="12.164cm" svg:y="41.63cm" svg:viewBox="0 0 3274 1501" svg:d="M2774 1501c92 0 170-21 250-67s137-103 183-183 67-158 67-250v-502c0-91-21-169-67-249s-103-137-183-183-158-67-250-67h-2275c-91 0-169 21-249 67s-137 103-183 183-67 158-67 249v502c0 92 21 170 67 250s103 137 183 183 158 67 249 67z">
              <text:p/>
            </draw:path>
          </draw:g>
          <draw:frame draw:style-name="gr7" draw:text-style-name="P2" draw:layer="layout" svg:width="3.273cm" svg:height="1.5cm" svg:x="12.164cm" svg:y="41.63cm">
            <draw:text-box>
              <text:p text:style-name="P3"><text:span text:style-name="T7">MEDTEAM</text:span></text:p>
            </draw:text-box>
          </draw:frame>
        </draw:g>
        <draw:g>
          <draw:g>
            <draw:polygon draw:style-name="gr1" draw:text-style-name="P1" draw:layer="layout" svg:width="2.637cm" svg:height="1cm" svg:x="12.482cm" svg:y="43.63cm" svg:viewBox="0 0 2638 1001" draw:points="0,1001 2638,1001 2638,0 0,0">
              <text:p/>
            </draw:polygon>
            <draw:polygon draw:style-name="gr2" draw:text-style-name="P2" draw:layer="layout" svg:width="2.637cm" svg:height="1cm" svg:x="12.482cm" svg:y="43.63cm" svg:viewBox="0 0 2638 1001" draw:points="0,1001 2638,1001 2638,0 0,0">
              <text:p/>
            </draw:polygon>
          </draw:g>
          <draw:frame draw:style-name="gr13" draw:text-style-name="P2" draw:layer="layout" svg:width="2.637cm" svg:height="1cm" svg:x="12.482cm" svg:y="43.63cm">
            <draw:text-box>
              <text:p text:style-name="P3"><text:span text:style-name="T6">Triage</text:span></text:p>
            </draw:text-box>
          </draw:frame>
        </draw:g>
        <draw:g>
          <draw:g>
            <draw:polygon draw:style-name="gr1" draw:text-style-name="P1" draw:layer="layout" svg:width="2.637cm" svg:height="1cm" svg:x="12.482cm" svg:y="45.13cm" svg:viewBox="0 0 2638 1001" draw:points="0,1001 2638,1001 2638,0 0,0">
              <text:p/>
            </draw:polygon>
            <draw:polygon draw:style-name="gr2" draw:text-style-name="P2" draw:layer="layout" svg:width="2.637cm" svg:height="1cm" svg:x="12.482cm" svg:y="45.13cm" svg:viewBox="0 0 2638 1001" draw:points="0,1001 2638,1001 2638,0 0,0">
              <text:p/>
            </draw:polygon>
          </draw:g>
          <draw:frame draw:style-name="gr13" draw:text-style-name="P2" draw:layer="layout" svg:width="2.637cm" svg:height="1cm" svg:x="12.482cm" svg:y="45.13cm">
            <draw:text-box>
              <text:p text:style-name="P3"><text:span text:style-name="T6">Treatment</text:span></text:p>
            </draw:text-box>
          </draw:frame>
        </draw:g>
        <draw:g>
          <draw:g>
            <draw:polygon draw:style-name="gr1" draw:text-style-name="P1" draw:layer="layout" svg:width="2.637cm" svg:height="1.5cm" svg:x="12.482cm" svg:y="46.63cm" svg:viewBox="0 0 2638 1501" draw:points="0,1501 2638,1501 2638,0 0,0">
              <text:p/>
            </draw:polygon>
            <draw:polygon draw:style-name="gr2" draw:text-style-name="P2" draw:layer="layout" svg:width="2.637cm" svg:height="1.5cm" svg:x="12.482cm" svg:y="46.63cm" svg:viewBox="0 0 2638 1501" draw:points="0,1501 2638,1501 2638,0 0,0">
              <text:p/>
            </draw:polygon>
          </draw:g>
          <draw:frame draw:style-name="gr14" draw:text-style-name="P2" draw:layer="layout" svg:width="2.637cm" svg:height="1.883cm" svg:x="12.482cm" svg:y="46.439cm">
            <draw:text-box>
              <text:p text:style-name="P3"><text:span text:style-name="T6">Coordinate evacuation(s) with MSL</text:span></text:p>
            </draw:text-box>
          </draw:frame>
        </draw:g>
        <draw:g>
          <draw:g>
            <draw:path draw:style-name="gr1" draw:text-style-name="P1" draw:layer="layout" svg:width="3.273cm" svg:height="1.5cm" svg:x="15.964cm" svg:y="41.63cm" svg:viewBox="0 0 3274 1501" svg:d="M2774 1501c92 0 170-21 250-67s137-103 183-183 67-158 67-250v-502c0-91-21-169-67-249s-103-137-183-183-158-67-250-67h-2275c-91 0-169 21-249 67s-137 103-183 183-67 158-67 249v502c0 92 21 170 67 250s103 137 183 183 158 67 249 67z">
              <text:p/>
            </draw:path>
            <draw:path draw:style-name="gr2" draw:text-style-name="P2" draw:layer="layout" svg:width="3.273cm" svg:height="1.5cm" svg:x="15.964cm" svg:y="41.63cm" svg:viewBox="0 0 3274 1501" svg:d="M2774 1501c92 0 170-21 250-67s137-103 183-183 67-158 67-250v-502c0-91-21-169-67-249s-103-137-183-183-158-67-250-67h-2275c-91 0-169 21-249 67s-137 103-183 183-67 158-67 249v502c0 92 21 170 67 250s103 137 183 183 158 67 249 67z">
              <text:p/>
            </draw:path>
          </draw:g>
          <draw:frame draw:style-name="gr7" draw:text-style-name="P2" draw:layer="layout" svg:width="3.273cm" svg:height="1.57cm" svg:x="15.964cm" svg:y="41.595cm">
            <draw:text-box>
              <text:p text:style-name="P3"><text:span text:style-name="T5">TRANS</text:span></text:p>
            </draw:text-box>
          </draw:frame>
        </draw:g>
        <draw:g>
          <draw:g>
            <draw:polygon draw:style-name="gr1" draw:text-style-name="P1" draw:layer="layout" svg:width="2.637cm" svg:height="1.56cm" svg:x="16.282cm" svg:y="43.63cm" svg:viewBox="0 0 2638 1561" draw:points="0,1561 2638,1561 2638,0 0,0">
              <text:p/>
            </draw:polygon>
            <draw:polygon draw:style-name="gr2" draw:text-style-name="P2" draw:layer="layout" svg:width="2.637cm" svg:height="1.56cm" svg:x="16.282cm" svg:y="43.63cm" svg:viewBox="0 0 2638 1561" draw:points="0,1561 2638,1561 2638,0 0,0">
              <text:p/>
            </draw:polygon>
          </draw:g>
          <draw:frame draw:style-name="gr15" draw:text-style-name="P2" draw:layer="layout" svg:width="2.637cm" svg:height="1.883cm" svg:x="16.282cm" svg:y="43.469cm">
            <draw:text-box>
              <text:p text:style-name="P3"><text:span text:style-name="T6">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3" draw:text-style-name="P2" draw:layer="layout" svg:width="5cm" svg:height="0.622cm" svg:x="23.99cm" svg:y="60.164cm">
            <draw:text-box>
              <text:p text:style-name="P3"><text:span text:style-name="T4">Fire Emergency</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olygon draw:style-name="gr1" draw:text-style-name="P1" draw:layer="layout" svg:width="2.637cm" svg:height="2.36cm" svg:x="16.282cm" svg:y="45.53cm" svg:viewBox="0 0 2638 2361" draw:points="0,2361 2638,2361 2638,0 0,0">
              <text:p/>
            </draw:polygon>
            <draw:path draw:style-name="gr2" draw:text-style-name="P2" draw:layer="layout" svg:width="2.637cm" svg:height="2.36cm" svg:x="16.282cm" svg:y="45.53cm" svg:viewBox="0 0 2638 2361" svg:d="M0 2361h2638v-2361h-2638zM160 2361v-2361M2478 2361v-2361">
              <text:p/>
            </draw:path>
          </draw:g>
          <draw:frame draw:style-name="gr16" draw:text-style-name="P2" draw:layer="layout" svg:width="2.316cm" svg:height="2.497cm" svg:x="16.442cm" svg:y="45.462cm">
            <draw:text-box>
              <text:p text:style-name="P3"><text:span text:style-name="T6">Translate for FD or as directed by MSL</text:span></text:p>
            </draw:text-box>
          </draw:frame>
        </draw:g>
        <draw:line draw:style-name="gr17" draw:text-style-name="P2" draw:layer="layout" svg:x1="17.6cm" svg:y1="45.19cm" svg:x2="17.6cm" svg:y2="45.53cm">
          <text:p/>
        </draw:line>
        <draw:g>
          <draw:g>
            <draw:path draw:style-name="gr1" draw:text-style-name="P1" draw:layer="layout" svg:width="3.589cm" svg:height="1.5cm" svg:x="1.5cm" svg:y="3.73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1.5cm" svg:y="3.73cm" svg:viewBox="0 0 3590 1501" svg:d="M3090 1501c92 0 170-21 250-67s137-103 183-183 67-158 67-250v-502c0-91-21-169-67-249s-103-137-183-183-158-67-250-67h-2591c-91 0-169 21-249 67s-137 103-183 183-67 158-67 249v502c0 92 21 170 67 250s103 137 183 183 158 67 249 67z">
              <text:p/>
            </draw:path>
          </draw:g>
          <draw:frame draw:style-name="gr7" draw:text-style-name="P2" draw:layer="layout" svg:width="3.589cm" svg:height="1.57cm" svg:x="1.5cm" svg:y="3.695cm">
            <draw:text-box>
              <text:p text:style-name="P3"><text:span text:style-name="T5">MSL</text:span></text:p>
            </draw:text-box>
          </draw:frame>
        </draw:g>
        <draw:g>
          <draw:g>
            <draw:polygon draw:style-name="gr1" draw:text-style-name="P1" draw:layer="layout" svg:width="3.589cm" svg:height="1cm" svg:x="1.5cm" svg:y="5.732cm" svg:viewBox="0 0 3590 1001" draw:points="0,1001 3590,1001 3590,0 0,0">
              <text:p/>
            </draw:polygon>
            <draw:polygon draw:style-name="gr2" draw:text-style-name="P2" draw:layer="layout" svg:width="3.589cm" svg:height="1cm" svg:x="1.5cm" svg:y="5.732cm" svg:viewBox="0 0 3590 1001" draw:points="0,1001 3590,1001 3590,0 0,0">
              <text:p/>
            </draw:polygon>
          </draw:g>
          <draw:frame draw:style-name="gr13" draw:text-style-name="P2" draw:layer="layout" svg:width="3.589cm" svg:height="1.269cm" svg:x="1.5cm" svg:y="5.598cm">
            <draw:text-box>
              <text:p text:style-name="P3"><text:span text:style-name="T6">Declare "Radio Priority" </text:span></text:p>
            </draw:text-box>
          </draw:frame>
        </draw:g>
        <draw:g>
          <draw:g>
            <draw:polygon draw:style-name="gr1" draw:text-style-name="P1" draw:layer="layout" svg:width="3.589cm" svg:height="2.025cm" svg:x="1.5cm" svg:y="7.233cm" svg:viewBox="0 0 3590 2026" draw:points="0,2026 3590,2026 3590,0 0,0">
              <text:p/>
            </draw:polygon>
            <draw:path draw:style-name="gr2" draw:text-style-name="P2" draw:layer="layout" svg:width="3.589cm" svg:height="2.025cm" svg:x="1.5cm" svg:y="7.233cm" svg:viewBox="0 0 3590 2026" svg:d="M0 2026h3590v-2026h-3590zM160 2026v-2026M3430 2026v-2026">
              <text:p/>
            </draw:path>
          </draw:g>
          <draw:frame draw:style-name="gr18" draw:text-style-name="P2" draw:layer="layout" svg:width="3.268cm" svg:height="2.497cm" svg:x="1.66cm" svg:y="6.997cm">
            <draw:text-box>
              <text:p text:style-name="P3"><text:span text:style-name="T6">All personel with radios switch to earpieces until incident is over</text:span></text:p>
            </draw:text-box>
          </draw:frame>
        </draw:g>
        <draw:line draw:style-name="gr17" draw:text-style-name="P2" draw:layer="layout" svg:x1="3.294cm" svg:y1="6.732cm" svg:x2="3.294cm" svg:y2="7.233cm">
          <text:p/>
        </draw:line>
        <draw:g>
          <draw:g>
            <draw:path draw:style-name="gr1" draw:text-style-name="P1" draw:layer="layout" svg:width="3.589cm" svg:height="1.5cm" svg:x="5.627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5.627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7" draw:text-style-name="P2" draw:layer="layout" svg:width="3.589cm" svg:height="1.57cm" svg:x="5.627cm" svg:y="3.697cm">
            <draw:text-box>
              <text:p text:style-name="P3"><text:span text:style-name="T5">GATE </text:span></text:p>
            </draw:text-box>
          </draw:frame>
        </draw:g>
        <draw:g>
          <draw:g>
            <draw:polygon draw:style-name="gr1" draw:text-style-name="P1" draw:layer="layout" svg:width="3.589cm" svg:height="2.2cm" svg:x="13.912cm" svg:y="5.73cm" svg:viewBox="0 0 3590 2201" draw:points="0,2201 3590,2201 3590,0 0,0">
              <text:p/>
            </draw:polygon>
            <draw:polygon draw:style-name="gr2" draw:text-style-name="P2" draw:layer="layout" svg:width="3.589cm" svg:height="2.2cm" svg:x="13.912cm" svg:y="5.73cm" svg:viewBox="0 0 3590 2201" draw:points="0,2201 3590,2201 3590,0 0,0">
              <text:p/>
            </draw:polygon>
          </draw:g>
          <draw:frame draw:style-name="gr12" draw:text-style-name="P2" draw:layer="layout" svg:width="3.589cm" svg:height="2.497cm" svg:x="13.912cm" svg:y="5.582cm">
            <draw:text-box>
              <text:p text:style-name="P3"><text:span text:style-name="T6">If a NM is already at the incident site, begin onsite role per step 3</text:span></text:p>
            </draw:text-box>
          </draw:frame>
        </draw:g>
        <draw:g>
          <draw:g>
            <draw:path draw:style-name="gr1" draw:text-style-name="P1" draw:layer="layout" svg:width="3.589cm" svg:height="1.5cm" svg:x="9.753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9.753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7" draw:text-style-name="P2" draw:layer="layout" svg:width="3.589cm" svg:height="1.57cm" svg:x="9.753cm" svg:y="3.697cm">
            <draw:text-box>
              <text:p text:style-name="P3"><text:span text:style-name="T5">SL</text:span></text:p>
            </draw:text-box>
          </draw:frame>
        </draw:g>
        <draw:g>
          <draw:g>
            <draw:polygon draw:style-name="gr1" draw:text-style-name="P1" draw:layer="layout" svg:width="3.589cm" svg:height="2.559cm" svg:x="1.5cm" svg:y="9.732cm" svg:viewBox="0 0 3590 2560" draw:points="0,2560 3590,2560 3590,0 0,0">
              <text:p/>
            </draw:polygon>
            <draw:path draw:style-name="gr2" draw:text-style-name="P2" draw:layer="layout" svg:width="3.589cm" svg:height="2.559cm" svg:x="1.5cm" svg:y="9.732cm" svg:viewBox="0 0 3590 2560" svg:d="M0 2560h3590v-2560h-3590zM160 2560v-2560M3430 2560v-2560">
              <text:p/>
            </draw:path>
          </draw:g>
          <draw:frame draw:style-name="gr19" draw:text-style-name="P2" draw:layer="layout" svg:width="3.268cm" svg:height="3.111cm" svg:x="1.66cm" svg:y="9.456cm">
            <draw:text-box>
              <text:p text:style-name="P3"><text:span text:style-name="T6">MSL directs all radio communications for duration of event</text:span></text:p>
            </draw:text-box>
          </draw:frame>
        </draw:g>
        <draw:line draw:style-name="gr17" draw:text-style-name="P2" draw:layer="layout" svg:x1="3.294cm" svg:y1="9.258cm" svg:x2="3.294cm" svg:y2="9.731cm">
          <text:p/>
        </draw:line>
        <draw:g>
          <draw:polygon draw:style-name="gr1" draw:text-style-name="P1" draw:layer="layout" svg:width="0.5cm" svg:height="1cm" svg:x="0.475cm" svg:y="20.79cm" svg:viewBox="0 0 501 1001" draw:points="0,1001 501,1001 501,0 0,0">
            <text:p/>
          </draw:polygon>
          <draw:frame draw:style-name="gr4" draw:text-style-name="P2" draw:layer="layout" svg:width="0.5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polygon draw:style-name="gr1" draw:text-style-name="P1" draw:layer="layout" svg:width="5cm" svg:height="0.5cm" svg:x="24.065cm" svg:y="20.73cm" svg:viewBox="0 0 5001 501" draw:points="0,501 5001,501 5001,0 0,0">
            <text:p/>
          </draw:polygon>
          <draw:frame draw:style-name="gr3" draw:text-style-name="P2" draw:layer="layout" svg:width="5cm" svg:height="0.622cm" svg:x="24.065cm" svg:y="20.669cm">
            <draw:text-box>
              <text:p text:style-name="P3"><text:span text:style-name="T4">Fire Emergency </text:span></text:p>
            </draw:text-box>
          </draw:frame>
        </draw:g>
        <draw:g>
          <draw:g>
            <draw:path draw:style-name="gr1" draw:text-style-name="P1" draw:layer="layout" svg:width="3.589cm" svg:height="1.5cm" svg:x="13.88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13.88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7" draw:text-style-name="P2" draw:layer="layout" svg:width="3.589cm" svg:height="1.5cm" svg:x="13.88cm" svg:y="3.732cm">
            <draw:text-box>
              <text:p text:style-name="P3"><text:span text:style-name="T8">NOMAD</text:span></text:p>
            </draw:text-box>
          </draw:frame>
        </draw:g>
        <draw:g>
          <draw:g>
            <draw:polygon draw:style-name="gr1" draw:text-style-name="P1" draw:layer="layout" svg:width="3.589cm" svg:height="2.101cm" svg:x="13.912cm" svg:y="8.428cm" svg:viewBox="0 0 3590 2102" draw:points="0,2102 3590,2102 3590,0 0,0">
              <text:p/>
            </draw:polygon>
            <draw:polygon draw:style-name="gr2" draw:text-style-name="P2" draw:layer="layout" svg:width="3.589cm" svg:height="2.101cm" svg:x="13.912cm" svg:y="8.428cm" svg:viewBox="0 0 3590 2102" draw:points="0,2102 3590,2102 3590,0 0,0">
              <text:p/>
            </draw:polygon>
          </draw:g>
          <draw:frame draw:style-name="gr20" draw:text-style-name="P2" draw:layer="layout" svg:width="3.589cm" svg:height="2.497cm" svg:x="13.912cm" svg:y="8.23cm">
            <draw:text-box>
              <text:p text:style-name="P3"><text:span text:style-name="T6">All other NMs stand by and await orders from MSL per "Radio Priority" </text:span></text:p>
            </draw:text-box>
          </draw:frame>
        </draw:g>
        <draw:g>
          <draw:g>
            <draw:polygon draw:style-name="gr1" draw:text-style-name="P1" draw:layer="layout" svg:width="3.589cm" svg:height="2.205cm" svg:x="9.753cm" svg:y="5.73cm" svg:viewBox="0 0 3590 2206" draw:points="0,2206 3590,2206 3590,0 0,0">
              <text:p/>
            </draw:polygon>
            <draw:polygon draw:style-name="gr2" draw:text-style-name="P2" draw:layer="layout" svg:width="3.589cm" svg:height="2.205cm" svg:x="9.753cm" svg:y="5.73cm" svg:viewBox="0 0 3590 2206" draw:points="0,2206 3590,2206 3590,0 0,0">
              <text:p/>
            </draw:polygon>
          </draw:g>
          <draw:frame draw:style-name="gr21" draw:text-style-name="P2" draw:layer="layout" svg:width="3.589cm" svg:height="2.497cm" svg:x="9.753cm" svg:y="5.584cm">
            <draw:text-box>
              <text:p text:style-name="P3"><text:span text:style-name="T6">Responsible for notifying local Fire Department (FD) </text:span><text:span text:style-name="T9">immediately</text:span></text:p>
            </draw:text-box>
          </draw:frame>
        </draw:g>
        <draw:g>
          <draw:g>
            <draw:path draw:style-name="gr1" draw:text-style-name="P1" draw:layer="layout" svg:width="2.637cm" svg:height="1.5cm" svg:x="19.864cm" svg:y="41.615cm" svg:viewBox="0 0 2638 1501" svg:d="M2138 1501c92 0 170-21 250-67s137-103 183-183 67-158 67-250v-502c0-91-21-169-67-249s-103-137-183-183-158-67-250-67h-1639c-91 0-169 21-249 67s-137 103-183 183-67 158-67 249v502c0 92 21 170 67 250s103 137 183 183 158 67 249 67z">
              <text:p/>
            </draw:path>
            <draw:path draw:style-name="gr2" draw:text-style-name="P2" draw:layer="layout" svg:width="2.637cm" svg:height="1.5cm" svg:x="19.864cm" svg:y="41.615cm" svg:viewBox="0 0 2638 1501" svg:d="M2138 1501c92 0 170-21 250-67s137-103 183-183 67-158 67-250v-502c0-91-21-169-67-249s-103-137-183-183-158-67-250-67h-1639c-91 0-169 21-249 67s-137 103-183 183-67 158-67 249v502c0 92 21 170 67 250s103 137 183 183 158 67 249 67z">
              <text:p/>
            </draw:path>
          </draw:g>
          <draw:frame draw:style-name="gr7" draw:text-style-name="P2" draw:layer="layout" svg:width="2.637cm" svg:height="1.57cm" svg:x="19.864cm" svg:y="41.58cm">
            <draw:text-box>
              <text:p text:style-name="P3"><text:span text:style-name="T5">SL</text:span></text:p>
            </draw:text-box>
          </draw:frame>
        </draw:g>
        <draw:g>
          <draw:g>
            <draw:polygon draw:style-name="gr1" draw:text-style-name="P1" draw:layer="layout" svg:width="2.637cm" svg:height="1cm" svg:x="19.864cm" svg:y="43.615cm" svg:viewBox="0 0 2638 1001" draw:points="0,1001 2638,1001 2638,0 0,0">
              <text:p/>
            </draw:polygon>
            <draw:polygon draw:style-name="gr2" draw:text-style-name="P2" draw:layer="layout" svg:width="2.637cm" svg:height="1cm" svg:x="19.864cm" svg:y="43.615cm" svg:viewBox="0 0 2638 1001" draw:points="0,1001 2638,1001 2638,0 0,0">
              <text:p/>
            </draw:polygon>
          </draw:g>
          <draw:frame draw:style-name="gr13" draw:text-style-name="P2" draw:layer="layout" svg:width="2.637cm" svg:height="1.269cm" svg:x="19.864cm" svg:y="43.481cm">
            <draw:text-box>
              <text:p text:style-name="P3"><text:span text:style-name="T6">Introduce FD to MSL</text:span></text:p>
            </draw:text-box>
          </draw:frame>
        </draw:g>
        <draw:g>
          <draw:g>
            <draw:polygon draw:style-name="gr1" draw:text-style-name="P1" draw:layer="layout" svg:width="2.637cm" svg:height="3.36cm" svg:x="19.864cm" svg:y="45.175cm" svg:viewBox="0 0 2638 3361" draw:points="0,3361 2638,3361 2638,0 0,0">
              <text:p/>
            </draw:polygon>
            <draw:polygon draw:style-name="gr2" draw:text-style-name="P2" draw:layer="layout" svg:width="2.637cm" svg:height="3.36cm" svg:x="19.864cm" svg:y="45.175cm" svg:viewBox="0 0 2638 3361" draw:points="0,3361 2638,3361 2638,0 0,0">
              <text:p/>
            </draw:polygon>
          </draw:g>
          <draw:frame draw:style-name="gr22" draw:text-style-name="P2" draw:layer="layout" svg:width="2.637cm" svg:height="3.725cm" svg:x="19.864cm" svg:y="44.993cm">
            <draw:text-box>
              <text:p text:style-name="P3"><text:span text:style-name="T6">Make all non-medical/non-fire related decisions together with MSL</text:span></text:p>
            </draw:text-box>
          </draw:frame>
        </draw:g>
        <draw:g>
          <draw:g>
            <draw:polygon draw:style-name="gr1" draw:text-style-name="P1" draw:layer="layout" svg:width="4cm" svg:height="2cm" svg:x="7.2cm" svg:y="49.09cm" svg:viewBox="0 0 4001 2001" draw:points="0,2001 4001,2001 4001,0 0,0">
              <text:p/>
            </draw:polygon>
            <draw:polygon draw:style-name="gr2" draw:text-style-name="P2" draw:layer="layout" svg:width="4cm" svg:height="2cm" svg:x="7.2cm" svg:y="49.09cm" svg:viewBox="0 0 4001 2001" draw:points="0,2001 4001,2001 4001,0 0,0">
              <text:p/>
            </draw:polygon>
          </draw:g>
          <draw:frame draw:style-name="gr23" draw:text-style-name="P2" draw:layer="layout" svg:width="4cm" svg:height="2.497cm" svg:x="7.2cm" svg:y="48.842cm">
            <draw:text-box>
              <text:p text:style-name="P3"><text:span text:style-name="T6">Clear area of those not directly-involved. Sent non-medical attention to T&amp;E <text:s/></text:span></text:p>
            </draw:text-box>
          </draw:frame>
        </draw:g>
        <draw:frame draw:style-name="gr24" draw:text-style-name="P2" draw:layer="layout" svg:width="10.865cm" svg:height="3.73cm" svg:x="6.6cm" svg:y="12.825cm">
          <draw:text-box>
            <text:p text:style-name="P4"><text:span text:style-name="T10">NO HEROICS!</text:span></text:p>
            <text:p text:style-name="P4"><text:span text:style-name="T11">Do not become a part of the problem by getting trapped or injured yourself! <text:s/></text:span></text:p>
          </draw:text-box>
        </draw:frame>
        <draw:g>
          <draw:g>
            <draw:path draw:style-name="gr1" draw:text-style-name="P1" draw:layer="layout" svg:width="2.835cm" svg:height="1.5cm" svg:x="25.965cm" svg:y="3.786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5.965cm" svg:y="3.786cm" svg:viewBox="0 0 2836 1501" svg:d="M2337 1501c91 0 169-21 249-67s137-103 183-183 67-158 67-250v-502c0-91-21-169-67-249s-103-137-183-183-158-67-249-67h-1838c-91 0-169 21-249 67s-137 103-183 183-67 158-67 249v502c0 92 21 170 67 250s103 137 183 183 158 67 249 67z">
              <text:p/>
            </draw:path>
          </draw:g>
          <draw:frame draw:style-name="gr7" draw:text-style-name="P2" draw:layer="layout" svg:width="2.835cm" svg:height="1.5cm" svg:x="25.965cm" svg:y="3.786cm">
            <draw:text-box>
              <text:p text:style-name="P3"><text:span text:style-name="T12">DRIVER</text:span></text:p>
            </draw:text-box>
          </draw:frame>
        </draw:g>
        <draw:g>
          <draw:g>
            <draw:polygon draw:style-name="gr1" draw:text-style-name="P1" draw:layer="layout" svg:width="2.45cm" svg:height="2.203cm" svg:x="26.15cm" svg:y="5.786cm" svg:viewBox="0 0 2451 2204" draw:points="0,2204 2451,2204 2451,0 0,0">
              <text:p/>
            </draw:polygon>
            <draw:polygon draw:style-name="gr2" draw:text-style-name="P2" draw:layer="layout" svg:width="2.45cm" svg:height="2.203cm" svg:x="26.15cm" svg:y="5.786cm" svg:viewBox="0 0 2451 2204" draw:points="0,2204 2451,2204 2451,0 0,0">
              <text:p/>
            </draw:polygon>
          </draw:g>
          <draw:frame draw:style-name="gr25" draw:text-style-name="P2" draw:layer="layout" svg:width="2.45cm" svg:height="2.497cm" svg:x="26.15cm" svg:y="5.639cm">
            <draw:text-box>
              <text:p text:style-name="P3"><text:span text:style-name="T6">Moves to Malfare to await instruction</text:span></text:p>
            </draw:text-box>
          </draw:frame>
        </draw:g>
        <draw:g>
          <draw:g>
            <draw:polygon draw:style-name="gr1" draw:text-style-name="P1" draw:layer="layout" svg:width="3.678cm" svg:height="2.506cm" svg:x="9.709cm" svg:y="8.434cm" svg:viewBox="0 0 3679 2507" draw:points="0,2507 3679,2507 3679,0 0,0">
              <text:p/>
            </draw:polygon>
            <draw:path draw:style-name="gr2" draw:text-style-name="P2" draw:layer="layout" svg:width="3.678cm" svg:height="2.506cm" svg:x="9.709cm" svg:y="8.434cm" svg:viewBox="0 0 3679 2507" svg:d="M0 2507h3679v-2507h-3679zM160 2507v-2507M3519 2507v-2507">
              <text:p/>
            </draw:path>
          </draw:g>
          <draw:frame draw:style-name="gr26" draw:text-style-name="P2" draw:layer="layout" svg:width="3.358cm" svg:height="3.111cm" svg:x="9.869cm" svg:y="8.132cm">
            <draw:text-box>
              <text:p text:style-name="P3"><text:span text:style-name="T6">Move to Gate and wait for FD to arrive and take them directly to the scene. </text:span></text:p>
            </draw:text-box>
          </draw:frame>
        </draw:g>
        <draw:line draw:style-name="gr17" draw:text-style-name="P2" draw:layer="layout" svg:x1="11.548cm" svg:y1="7.935cm" svg:x2="11.548cm" svg:y2="8.433cm">
          <text:p/>
        </draw:line>
        <draw:g>
          <draw:g>
            <draw:path draw:style-name="gr1" draw:text-style-name="P1" draw:layer="layout" svg:width="3.63cm" svg:height="1.5cm" svg:x="17.9cm" svg:y="3.741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7.9cm" svg:y="3.741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7cm" svg:x="17.9cm" svg:y="3.706cm">
            <draw:text-box>
              <text:p text:style-name="P3"><text:span text:style-name="T5">T&amp;EL</text:span></text:p>
            </draw:text-box>
          </draw:frame>
        </draw:g>
        <draw:g>
          <draw:g>
            <draw:path draw:style-name="gr1" draw:text-style-name="P1" draw:layer="layout" svg:width="3.63cm" svg:height="1.5cm" svg:x="22.074cm" svg:y="3.741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22.074cm" svg:y="3.741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7cm" svg:x="22.074cm" svg:y="3.706cm">
            <draw:text-box>
              <text:p text:style-name="P3"><text:span text:style-name="T5">T&amp;EV</text:span></text:p>
            </draw:text-box>
          </draw:frame>
        </draw:g>
        <draw:g>
          <draw:g>
            <draw:polygon draw:style-name="gr1" draw:text-style-name="P1" draw:layer="layout" svg:width="3.63cm" svg:height="2.249cm" svg:x="22.074cm" svg:y="5.741cm" svg:viewBox="0 0 3631 2250" draw:points="0,2250 3631,2250 3631,0 0,0">
              <text:p/>
            </draw:polygon>
            <draw:polygon draw:style-name="gr2" draw:text-style-name="P2" draw:layer="layout" svg:width="3.63cm" svg:height="2.249cm" svg:x="22.074cm" svg:y="5.741cm" svg:viewBox="0 0 3631 2250" draw:points="0,2250 3631,2250 3631,0 0,0">
              <text:p/>
            </draw:polygon>
          </draw:g>
          <draw:frame draw:style-name="gr27" draw:text-style-name="P2" draw:layer="layout" svg:width="3.63cm" svg:height="2.497cm" svg:x="22.074cm" svg:y="5.617cm">
            <draw:text-box>
              <text:p text:style-name="P3"><text:span text:style-name="T6">Prepare T&amp;E to take in participants <text:s/>In need of non-medical care.</text:span></text:p>
            </draw:text-box>
          </draw:frame>
        </draw:g>
        <draw:g>
          <draw:g>
            <draw:polygon draw:style-name="gr1" draw:text-style-name="P1" draw:layer="layout" svg:width="3.63cm" svg:height="1.5cm" svg:x="17.916cm" svg:y="5.739cm" svg:viewBox="0 0 3631 1501" draw:points="0,1501 3631,1501 3631,0 0,0">
              <text:p/>
            </draw:polygon>
            <draw:polygon draw:style-name="gr2" draw:text-style-name="P2" draw:layer="layout" svg:width="3.63cm" svg:height="1.5cm" svg:x="17.916cm" svg:y="5.739cm" svg:viewBox="0 0 3631 1501" draw:points="0,1501 3631,1501 3631,0 0,0">
              <text:p/>
            </draw:polygon>
          </draw:g>
          <draw:frame draw:style-name="gr14" draw:text-style-name="P2" draw:layer="layout" svg:width="3.63cm" svg:height="1.883cm" svg:x="17.916cm" svg:y="5.548cm">
            <draw:text-box>
              <text:p text:style-name="P3"><text:span text:style-name="T6">Instruct T&amp;EVs to prep T&amp;E for incident response</text:span></text:p>
            </draw:text-box>
          </draw:frame>
        </draw:g>
        <draw:g>
          <draw:g>
            <draw:polygon draw:style-name="gr1" draw:text-style-name="P1" draw:layer="layout" svg:width="3.63cm" svg:height="1.5cm" svg:x="17.916cm" svg:y="7.739cm" svg:viewBox="0 0 3631 1501" draw:points="0,1501 3631,1501 3631,0 0,0">
              <text:p/>
            </draw:polygon>
            <draw:polygon draw:style-name="gr2" draw:text-style-name="P2" draw:layer="layout" svg:width="3.63cm" svg:height="1.5cm" svg:x="17.916cm" svg:y="7.739cm" svg:viewBox="0 0 3631 1501" draw:points="0,1501 3631,1501 3631,0 0,0">
              <text:p/>
            </draw:polygon>
          </draw:g>
          <draw:frame draw:style-name="gr14" draw:text-style-name="P2" draw:layer="layout" svg:width="3.63cm" svg:height="1.883cm" svg:x="17.916cm" svg:y="7.548cm">
            <draw:text-box>
              <text:p text:style-name="P3"><text:span text:style-name="T6">Take up position outside of Welfare Center</text:span></text:p>
            </draw:text-box>
          </draw:frame>
        </draw:g>
        <draw:g>
          <draw:g>
            <draw:polygon draw:style-name="gr1" draw:text-style-name="P1" draw:layer="layout" svg:width="3.5cm" svg:height="2.5cm" svg:x="18.029cm" svg:y="9.739cm" svg:viewBox="0 0 3501 2501" draw:points="0,2501 3501,2501 3501,0 0,0">
              <text:p/>
            </draw:polygon>
            <draw:polygon draw:style-name="gr2" draw:text-style-name="P2" draw:layer="layout" svg:width="3.5cm" svg:height="2.5cm" svg:x="18.029cm" svg:y="9.739cm" svg:viewBox="0 0 3501 2501" draw:points="0,2501 3501,2501 3501,0 0,0">
              <text:p/>
            </draw:polygon>
          </draw:g>
          <draw:frame draw:style-name="gr9" draw:text-style-name="P2" draw:layer="layout" svg:width="3.5cm" svg:height="3.111cm" svg:x="18.029cm" svg:y="9.434cm">
            <draw:text-box>
              <text:p text:style-name="P3"><text:span text:style-name="T6">Oversee T&amp;E </text:span><text:span text:style-name="T9">and</text:span><text:span text:style-name="T6"> Malfare tent for duration of the emergency/incident/event</text:span></text:p>
            </draw:text-box>
          </draw:frame>
        </draw:g>
        <draw:frame draw:style-name="gr28" draw:text-style-name="P2" draw:layer="layout" svg:width="15.6cm" svg:height="3.15cm" svg:x="6.4cm" svg:y="16.94cm">
          <draw:text-box>
            <text:p text:style-name="P5"><text:span text:style-name="T13">1. Focus on keeping everyone out of harm’s way.</text:span><text:span text:style-name="T13"><text:line-break/></text:span><text:span text:style-name="T13">2. Do not try to rescue property at the risk of life!</text:span><text:span text:style-name="T13"><text:line-break/></text:span><text:span text:style-name="T13">3. You cannot help anyone if you get in trouble yourself. Don’t be a hero.</text:span><text:span text:style-name="T13"><text:line-break/></text:span><text:span text:style-name="T13">4. Defer to the Fire Department.</text:span></text:p>
          </draw:text-box>
        </draw:frame>
        <draw:frame draw:style-name="gr24" draw:text-style-name="P2" draw:layer="layout" svg:width="10.865cm" svg:height="3.73cm" svg:x="7.4cm" svg:y="32.225cm">
          <draw:text-box>
            <text:p text:style-name="P4"><text:span text:style-name="T10">NO HEROICS!</text:span></text:p>
            <text:p text:style-name="P4"><text:span text:style-name="T11">Do not become a part of the problem by getting trapped or injured yourself! <text:s/></text:span></text:p>
          </draw:text-box>
        </draw:frame>
        <draw:frame draw:style-name="gr28" draw:text-style-name="P2" draw:layer="layout" svg:width="15.6cm" svg:height="3.15cm" svg:x="7.2cm" svg:y="36.34cm">
          <draw:text-box>
            <text:p text:style-name="P5"><text:span text:style-name="T13">1. Focus on keeping everyone out of harm’s way.</text:span><text:span text:style-name="T13"><text:line-break/></text:span><text:span text:style-name="T13">2. Do not try to rescue property at the risk of life!</text:span><text:span text:style-name="T13"><text:line-break/></text:span><text:span text:style-name="T13">3. You cannot help anyone if you get in trouble yourself. Don’t be a hero.</text:span><text:span text:style-name="T13"><text:line-break/></text:span><text:span text:style-name="T13">4. Defer to the Fire Department.</text:span></text:p>
          </draw:text-box>
        </draw:frame>
        <draw:g>
          <draw:g>
            <draw:path draw:style-name="gr1" draw:text-style-name="P1" draw:layer="layout" svg:width="4cm" svg:height="1.5cm" svg:x="1.692cm" svg:y="22.02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692cm" svg:y="22.02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692cm" svg:y="21.985cm">
            <draw:text-box>
              <text:p text:style-name="P3"><text:span text:style-name="T5">MSL</text:span></text:p>
            </draw:text-box>
          </draw:frame>
        </draw:g>
        <draw:g>
          <draw:g>
            <draw:path draw:style-name="gr1" draw:text-style-name="P1" draw:layer="layout" svg:width="4.965cm" svg:height="1.5cm" svg:x="6.425cm" svg:y="22.02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6.425cm" svg:y="22.02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6.425cm" svg:y="21.985cm">
            <draw:text-box>
              <text:p text:style-name="P3"><text:span text:style-name="T5">MEDTEAM</text:span></text:p>
            </draw:text-box>
          </draw:frame>
        </draw:g>
        <draw:g>
          <draw:g>
            <draw:path draw:style-name="gr1" draw:text-style-name="P1" draw:layer="layout" svg:width="3.285cm" svg:height="1.5cm" svg:x="12.008cm" svg:y="22.02cm" svg:viewBox="0 0 3286 1501" svg:d="M2786 1501c92 0 170-21 250-67s137-103 183-183 67-158 67-250v-502c0-91-21-169-67-249s-103-137-183-183-158-67-250-67h-2287c-92 0-169 21-249 67s-137 103-183 183-67 158-67 249v502c0 92 21 170 67 250s103 137 183 183 157 67 249 67z">
              <text:p/>
            </draw:path>
            <draw:path draw:style-name="gr2" draw:text-style-name="P2" draw:layer="layout" svg:width="3.285cm" svg:height="1.5cm" svg:x="12.008cm" svg:y="22.02cm" svg:viewBox="0 0 3286 1501" svg:d="M2786 1501c92 0 170-21 250-67s137-103 183-183 67-158 67-250v-502c0-91-21-169-67-249s-103-137-183-183-158-67-250-67h-2287c-92 0-169 21-249 67s-137 103-183 183-67 158-67 249v502c0 92 21 170 67 250s103 137 183 183 157 67 249 67z">
              <text:p/>
            </draw:path>
          </draw:g>
          <draw:frame draw:style-name="gr7" draw:text-style-name="P2" draw:layer="layout" svg:width="3.285cm" svg:height="1.57cm" svg:x="12.008cm" svg:y="21.985cm">
            <draw:text-box>
              <text:p text:style-name="P3"><text:span text:style-name="T5">INTR</text:span></text:p>
            </draw:text-box>
          </draw:frame>
        </draw:g>
        <draw:g>
          <draw:g>
            <draw:polygon draw:style-name="gr1" draw:text-style-name="P1" draw:layer="layout" svg:width="4cm" svg:height="1cm" svg:x="1.692cm" svg:y="24.012cm" svg:viewBox="0 0 4001 1001" draw:points="0,1001 4001,1001 4001,0 0,0">
              <text:p/>
            </draw:polygon>
            <draw:polygon draw:style-name="gr2" draw:text-style-name="P2" draw:layer="layout" svg:width="4cm" svg:height="1cm" svg:x="1.692cm" svg:y="24.012cm" svg:viewBox="0 0 4001 1001" draw:points="0,1001 4001,1001 4001,0 0,0">
              <text:p/>
            </draw:polygon>
          </draw:g>
          <draw:frame draw:style-name="gr13" draw:text-style-name="P2" draw:layer="layout" svg:width="4cm" svg:height="1cm" svg:x="1.692cm" svg:y="24.012cm">
            <draw:text-box>
              <text:p text:style-name="P3"><text:span text:style-name="T6">Move to incident site</text:span></text:p>
            </draw:text-box>
          </draw:frame>
        </draw:g>
        <draw:g>
          <draw:g>
            <draw:polygon draw:style-name="gr1" draw:text-style-name="P1" draw:layer="layout" svg:width="4cm" svg:height="2.1cm" svg:x="1.693cm" svg:y="25.505cm" svg:viewBox="0 0 4001 2101" draw:points="0,2101 4001,2101 4001,0 0,0">
              <text:p/>
            </draw:polygon>
            <draw:path draw:style-name="gr2" draw:text-style-name="P2" draw:layer="layout" svg:width="4cm" svg:height="2.1cm" svg:x="1.693cm" svg:y="25.505cm" svg:viewBox="0 0 4001 2101" svg:d="M0 2101h4001v-2101h-4001zM164 2101v-2101M3836 2101v-2101">
              <text:p/>
            </draw:path>
          </draw:g>
          <draw:frame draw:style-name="gr29" draw:text-style-name="P2" draw:layer="layout" svg:width="3.671cm" svg:height="2.497cm" svg:x="1.858cm" svg:y="25.307cm">
            <draw:text-box>
              <text:p text:style-name="P3"><text:span text:style-name="T6">Recieve update from NM at incident site (en-route via radio)</text:span></text:p>
            </draw:text-box>
          </draw:frame>
        </draw:g>
        <draw:g>
          <draw:g>
            <draw:polygon draw:style-name="gr1" draw:text-style-name="P1" draw:layer="layout" svg:width="4cm" svg:height="1cm" svg:x="1.693cm" svg:y="28.097cm" svg:viewBox="0 0 4001 1001" draw:points="0,1001 4001,1001 4001,0 0,0">
              <text:p/>
            </draw:polygon>
            <draw:polygon draw:style-name="gr2" draw:text-style-name="P2" draw:layer="layout" svg:width="4cm" svg:height="1cm" svg:x="1.693cm" svg:y="28.097cm" svg:viewBox="0 0 4001 1001" draw:points="0,1001 4001,1001 4001,0 0,0">
              <text:p/>
            </draw:polygon>
          </draw:g>
          <draw:frame draw:style-name="gr13" draw:text-style-name="P2" draw:layer="layout" svg:width="4cm" svg:height="1.269cm" svg:x="1.693cm" svg:y="27.963cm">
            <draw:text-box>
              <text:p text:style-name="P3"><text:span text:style-name="T6">Direct NMs to positions as needed</text:span></text:p>
            </draw:text-box>
          </draw:frame>
        </draw:g>
        <draw:g>
          <draw:polyline draw:style-name="gr17" draw:text-style-name="P2" draw:layer="layout" svg:width="0cm" svg:height="0.493cm" svg:x="3.692cm" svg:y="25.012cm" svg:viewBox="0 0 0 494" draw:points="0,0 0,188 0,188 0,494">
            <text:p/>
          </draw:polyline>
          <draw:frame draw:style-name="gr30" draw:text-style-name="P2" draw:layer="layout" svg:width="1.411cm" svg:height="1.219cm" svg:x="2.988cm" svg:y="24.649cm">
            <draw:text-box>
              <text:p/>
            </draw:text-box>
          </draw:frame>
        </draw:g>
        <draw:g>
          <draw:g>
            <draw:polygon draw:style-name="gr1" draw:text-style-name="P1" draw:layer="layout" svg:width="4cm" svg:height="1.677cm" svg:x="6.908cm" svg:y="24.012cm" svg:viewBox="0 0 4001 1678" draw:points="0,1678 4001,1678 4001,0 0,0">
              <text:p/>
            </draw:polygon>
            <draw:polygon draw:style-name="gr2" draw:text-style-name="P2" draw:layer="layout" svg:width="4cm" svg:height="1.677cm" svg:x="6.908cm" svg:y="24.012cm" svg:viewBox="0 0 4001 1678" draw:points="0,1678 4001,1678 4001,0 0,0">
              <text:p/>
            </draw:polygon>
          </draw:g>
          <draw:frame draw:style-name="gr31" draw:text-style-name="P2" draw:layer="layout" svg:width="4cm" svg:height="1.883cm" svg:x="6.908cm" svg:y="23.909cm">
            <draw:text-box>
              <text:p text:style-name="P3"><text:span text:style-name="T6">Move with MSL to incident site as needed.</text:span></text:p>
            </draw:text-box>
          </draw:frame>
        </draw:g>
        <draw:g>
          <draw:g>
            <draw:polygon draw:style-name="gr1" draw:text-style-name="P1" draw:layer="layout" svg:width="2.943cm" svg:height="1cm" svg:x="12.179cm" svg:y="24.012cm" svg:viewBox="0 0 2944 1001" draw:points="0,1001 2944,1001 2944,0 0,0">
              <text:p/>
            </draw:polygon>
            <draw:polygon draw:style-name="gr2" draw:text-style-name="P2" draw:layer="layout" svg:width="2.943cm" svg:height="1cm" svg:x="12.179cm" svg:y="24.012cm" svg:viewBox="0 0 2944 1001" draw:points="0,1001 2944,1001 2944,0 0,0">
              <text:p/>
            </draw:polygon>
          </draw:g>
          <draw:frame draw:style-name="gr13" draw:text-style-name="P2" draw:layer="layout" svg:width="2.943cm" svg:height="1cm" svg:x="12.179cm" svg:y="24.012cm">
            <draw:text-box>
              <text:p text:style-name="P3"><text:span text:style-name="T6">With MSL</text:span></text:p>
            </draw:text-box>
          </draw:frame>
        </draw:g>
        <draw:g>
          <draw:g>
            <draw:path draw:style-name="gr1" draw:text-style-name="P1" draw:layer="layout" svg:width="2.895cm" svg:height="1.5cm" svg:x="21.913cm" svg:y="22.02cm" svg:viewBox="0 0 2896 1501" svg:d="M2396 1501c92 0 170-21 250-67s137-103 183-183 67-158 67-250v-502c0-91-21-169-67-249s-103-137-183-183-158-67-250-67h-1897c-92 0-169 21-249 67s-137 103-183 183-67 158-67 249v502c0 92 21 170 67 250s103 137 183 183 157 67 249 67z">
              <text:p/>
            </draw:path>
            <draw:path draw:style-name="gr2" draw:text-style-name="P2" draw:layer="layout" svg:width="2.895cm" svg:height="1.5cm" svg:x="21.913cm" svg:y="22.02cm" svg:viewBox="0 0 2896 1501" svg:d="M2396 1501c92 0 170-21 250-67s137-103 183-183 67-158 67-250v-502c0-91-21-169-67-249s-103-137-183-183-158-67-250-67h-1897c-92 0-169 21-249 67s-137 103-183 183-67 158-67 249v502c0 92 21 170 67 250s103 137 183 183 157 67 249 67z">
              <text:p/>
            </draw:path>
          </draw:g>
          <draw:frame draw:style-name="gr7" draw:text-style-name="P2" draw:layer="layout" svg:width="2.895cm" svg:height="1.57cm" svg:x="21.913cm" svg:y="21.985cm">
            <draw:text-box>
              <text:p text:style-name="P3"><text:span text:style-name="T5">SL</text:span></text:p>
            </draw:text-box>
          </draw:frame>
        </draw:g>
        <draw:g>
          <draw:g>
            <draw:polygon draw:style-name="gr1" draw:text-style-name="P1" draw:layer="layout" svg:width="2.895cm" svg:height="2.977cm" svg:x="21.913cm" svg:y="24.012cm" svg:viewBox="0 0 2896 2978" draw:points="0,2978 2896,2978 2896,0 0,0">
              <text:p/>
            </draw:polygon>
            <draw:polygon draw:style-name="gr2" draw:text-style-name="P2" draw:layer="layout" svg:width="2.895cm" svg:height="2.977cm" svg:x="21.913cm" svg:y="24.012cm" svg:viewBox="0 0 2896 2978" draw:points="0,2978 2896,2978 2896,0 0,0">
              <text:p/>
            </draw:polygon>
          </draw:g>
          <draw:frame draw:style-name="gr32" draw:text-style-name="P2" draw:layer="layout" svg:width="2.895cm" svg:height="3.111cm" svg:x="21.913cm" svg:y="23.945cm">
            <draw:text-box>
              <text:p text:style-name="P3"><text:span text:style-name="T6">Move to Gate to meet Fire Department and take them to incident site.</text:span></text:p>
            </draw:text-box>
          </draw:frame>
        </draw:g>
        <draw:g>
          <draw:g>
            <draw:polygon draw:style-name="gr1" draw:text-style-name="P1" draw:layer="layout" svg:width="4cm" svg:height="1.5cm" svg:x="1.693cm" svg:y="29.59cm" svg:viewBox="0 0 4001 1501" draw:points="0,1501 4001,1501 4001,0 0,0">
              <text:p/>
            </draw:polygon>
            <draw:polygon draw:style-name="gr2" draw:text-style-name="P2" draw:layer="layout" svg:width="4cm" svg:height="1.5cm" svg:x="1.693cm" svg:y="29.59cm" svg:viewBox="0 0 4001 1501" draw:points="0,1501 4001,1501 4001,0 0,0">
              <text:p/>
            </draw:polygon>
          </draw:g>
          <draw:frame draw:style-name="gr14" draw:text-style-name="P2" draw:layer="layout" svg:width="4cm" svg:height="1.883cm" svg:x="1.693cm" svg:y="29.399cm">
            <draw:text-box>
              <text:p text:style-name="P3"><text:span text:style-name="T6">Direct NMs to maintain regular patrol as needed.</text:span></text:p>
            </draw:text-box>
          </draw:frame>
        </draw:g>
        <draw:g>
          <draw:g>
            <draw:path draw:style-name="gr1" draw:text-style-name="P1" draw:layer="layout" svg:width="4.965cm" svg:height="1.5cm" svg:x="16.125cm" svg:y="22.027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6.125cm" svg:y="22.027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16.125cm" svg:y="21.992cm">
            <draw:text-box>
              <text:p text:style-name="P3"><text:span text:style-name="T5">NOMAD</text:span></text:p>
            </draw:text-box>
          </draw:frame>
        </draw:g>
        <draw:g>
          <draw:g>
            <draw:polygon draw:style-name="gr1" draw:text-style-name="P1" draw:layer="layout" svg:width="4cm" svg:height="1.733cm" svg:x="16.608cm" svg:y="24.02cm" svg:viewBox="0 0 4001 1734" draw:points="0,1734 4001,1734 4001,0 0,0">
              <text:p/>
            </draw:polygon>
            <draw:polygon draw:style-name="gr2" draw:text-style-name="P2" draw:layer="layout" svg:width="4cm" svg:height="1.733cm" svg:x="16.608cm" svg:y="24.02cm" svg:viewBox="0 0 4001 1734" draw:points="0,1734 4001,1734 4001,0 0,0">
              <text:p/>
            </draw:polygon>
          </draw:g>
          <draw:frame draw:style-name="gr33" draw:text-style-name="P2" draw:layer="layout" svg:width="4cm" svg:height="1.733cm" svg:x="16.608cm" svg:y="24.02cm">
            <draw:text-box>
              <text:p text:style-name="P3"><text:span text:style-name="T6">As per instructions from MSL</text:span></text:p>
            </draw:text-box>
          </draw:frame>
        </draw:g>
        <draw:g>
          <draw:g>
            <draw:path draw:style-name="gr1" draw:text-style-name="P1" draw:layer="layout" svg:width="2.737cm" svg:height="1.5cm" svg:x="25.57cm" svg:y="21.99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57cm" svg:y="21.99cm" svg:viewBox="0 0 2738 1501" svg:d="M2238 1501c92 0 170-21 250-67s137-103 183-183 67-158 67-250v-502c0-91-21-169-67-249s-103-137-183-183-158-67-250-67h-1739c-92 0-169 21-249 67s-137 103-183 183-67 158-67 249v502c0 92 21 170 67 250s103 137 183 183 157 67 249 67z">
              <text:p/>
            </draw:path>
          </draw:g>
          <draw:frame draw:style-name="gr7" draw:text-style-name="P2" draw:layer="layout" svg:width="2.737cm" svg:height="1.5cm" svg:x="25.57cm" svg:y="21.99cm">
            <draw:text-box>
              <text:p text:style-name="P3"><text:span text:style-name="T7">DRIVER</text:span></text:p>
            </draw:text-box>
          </draw:frame>
        </draw:g>
        <draw:g>
          <draw:g>
            <draw:polygon draw:style-name="gr1" draw:text-style-name="P1" draw:layer="layout" svg:width="2.737cm" svg:height="1.582cm" svg:x="25.57cm" svg:y="23.978cm" svg:viewBox="0 0 2738 1583" draw:points="0,1583 2738,1583 2738,0 0,0">
              <text:p/>
            </draw:polygon>
            <draw:polygon draw:style-name="gr2" draw:text-style-name="P2" draw:layer="layout" svg:width="2.737cm" svg:height="1.582cm" svg:x="25.57cm" svg:y="23.978cm" svg:viewBox="0 0 2738 1583" draw:points="0,1583 2738,1583 2738,0 0,0">
              <text:p/>
            </draw:polygon>
          </draw:g>
          <draw:frame draw:style-name="gr34" draw:text-style-name="P2" draw:layer="layout" svg:width="2.737cm" svg:height="1.582cm" svg:x="25.57cm" svg:y="23.978cm">
            <draw:text-box>
              <text:p text:style-name="P3"><text:span text:style-name="T6">Wait at Malfare </text:span></text:p>
            </draw:text-box>
          </draw:frame>
        </draw:g>
        <draw:g>
          <draw:g>
            <draw:polygon draw:style-name="gr1" draw:text-style-name="P1" draw:layer="layout" svg:width="2.737cm" svg:height="1.582cm" svg:x="25.57cm" svg:y="26.047cm" svg:viewBox="0 0 2738 1583" draw:points="0,1583 2738,1583 2738,0 0,0">
              <text:p/>
            </draw:polygon>
            <draw:polygon draw:style-name="gr2" draw:text-style-name="P2" draw:layer="layout" svg:width="2.737cm" svg:height="1.582cm" svg:x="25.57cm" svg:y="26.047cm" svg:viewBox="0 0 2738 1583" draw:points="0,1583 2738,1583 2738,0 0,0">
              <text:p/>
            </draw:polygon>
          </draw:g>
          <draw:frame draw:style-name="gr34" draw:text-style-name="P2" draw:layer="layout" svg:width="2.737cm" svg:height="1.582cm" svg:x="25.57cm" svg:y="26.047cm">
            <draw:text-box>
              <text:p text:style-name="P3"><text:span text:style-name="T6">Prep Grab Bag and Car</text:span></text:p>
            </draw:text-box>
          </draw:frame>
        </draw:g>
        <draw:g>
          <draw:g>
            <draw:polygon draw:style-name="gr1" draw:text-style-name="P1" draw:layer="layout" svg:width="4cm" svg:height="1.535cm" svg:x="1.972cm" svg:y="43.66cm" svg:viewBox="0 0 4001 1536" draw:points="0,1536 4001,1536 4001,0 0,0">
              <text:p/>
            </draw:polygon>
            <draw:polygon draw:style-name="gr2" draw:text-style-name="P2" draw:layer="layout" svg:width="4cm" svg:height="1.535cm" svg:x="1.972cm" svg:y="43.66cm" svg:viewBox="0 0 4001 1536" draw:points="0,1536 4001,1536 4001,0 0,0">
              <text:p/>
            </draw:polygon>
          </draw:g>
          <draw:frame draw:style-name="gr35" draw:text-style-name="P2" draw:layer="layout" svg:width="4cm" svg:height="1.883cm" svg:x="1.972cm" svg:y="43.486cm">
            <draw:text-box>
              <text:p text:style-name="P3"><text:span text:style-name="T6">Oversee and give directions to NMs and INTR </text:span></text:p>
            </draw:text-box>
          </draw:frame>
        </draw:g>
        <draw:g>
          <draw:g>
            <draw:polygon draw:style-name="gr1" draw:text-style-name="P1" draw:layer="layout" svg:width="4cm" svg:height="1.5cm" svg:x="1.972cm" svg:y="46.66cm" svg:viewBox="0 0 4001 1501" draw:points="0,1501 4001,1501 4001,0 0,0">
              <text:p/>
            </draw:polygon>
            <draw:polygon draw:style-name="gr2" draw:text-style-name="P2" draw:layer="layout" svg:width="4cm" svg:height="1.5cm" svg:x="1.972cm" svg:y="46.66cm" svg:viewBox="0 0 4001 1501" draw:points="0,1501 4001,1501 4001,0 0,0">
              <text:p/>
            </draw:polygon>
          </draw:g>
          <draw:frame draw:style-name="gr14" draw:text-style-name="P2" draw:layer="layout" svg:width="4cm" svg:height="1.883cm" svg:x="1.972cm" svg:y="46.469cm">
            <draw:text-box>
              <text:p text:style-name="P3"><text:span text:style-name="T6">Keep record of all involved &amp; who was evacuated to where</text:span></text:p>
            </draw:text-box>
          </draw:frame>
        </draw:g>
        <draw:g>
          <draw:g>
            <draw:polygon draw:style-name="gr1" draw:text-style-name="P1" draw:layer="layout" svg:width="4cm" svg:height="1cm" svg:x="1.972cm" svg:y="45.36cm" svg:viewBox="0 0 4001 1001" draw:points="0,1001 4001,1001 4001,0 0,0">
              <text:p/>
            </draw:polygon>
            <draw:polygon draw:style-name="gr2" draw:text-style-name="P2" draw:layer="layout" svg:width="4cm" svg:height="1cm" svg:x="1.972cm" svg:y="45.36cm" svg:viewBox="0 0 4001 1001" draw:points="0,1001 4001,1001 4001,0 0,0">
              <text:p/>
            </draw:polygon>
          </draw:g>
          <draw:frame draw:style-name="gr13" draw:text-style-name="P2" draw:layer="layout" svg:width="4cm" svg:height="1.269cm" svg:x="1.972cm" svg:y="45.226cm">
            <draw:text-box>
              <text:p text:style-name="P3"><text:span text:style-name="T6">Coordinate with MEDTEAM ,if relevant</text:span></text:p>
            </draw:text-box>
          </draw:frame>
        </draw:g>
        <draw:g>
          <draw:g>
            <draw:polygon draw:style-name="gr1" draw:text-style-name="P1" draw:layer="layout" svg:width="4cm" svg:height="2.6cm" svg:x="1.972cm" svg:y="48.46cm" svg:viewBox="0 0 4001 2601" draw:points="0,2601 4001,2601 4001,0 0,0">
              <text:p/>
            </draw:polygon>
            <draw:polygon draw:style-name="gr2" draw:text-style-name="P2" draw:layer="layout" svg:width="4cm" svg:height="2.6cm" svg:x="1.972cm" svg:y="48.46cm" svg:viewBox="0 0 4001 2601" draw:points="0,2601 4001,2601 4001,0 0,0">
              <text:p/>
            </draw:polygon>
          </draw:g>
          <draw:frame draw:style-name="gr36" draw:text-style-name="P2" draw:layer="layout" svg:width="4cm" svg:height="3.111cm" svg:x="1.972cm" svg:y="48.205cm">
            <draw:text-box>
              <text:p text:style-name="P3"><text:span text:style-name="T6">Coordinate transport off-site to medical facilities (including gate permissions and designated drivers)</text:span></text:p>
            </draw:text-box>
          </draw:frame>
        </draw:g>
        <draw:g>
          <draw:g>
            <draw:polygon draw:style-name="gr1" draw:text-style-name="P1" draw:layer="layout" svg:width="4cm" svg:height="1.085cm" svg:x="1.972cm" svg:y="51.375cm" svg:viewBox="0 0 4001 1086" draw:points="0,1086 4001,1086 4001,0 0,0">
              <text:p/>
            </draw:polygon>
            <draw:polygon draw:style-name="gr2" draw:text-style-name="P2" draw:layer="layout" svg:width="4cm" svg:height="1.085cm" svg:x="1.972cm" svg:y="51.375cm" svg:viewBox="0 0 4001 1086" draw:points="0,1086 4001,1086 4001,0 0,0">
              <text:p/>
            </draw:polygon>
          </draw:g>
          <draw:frame draw:style-name="gr37" draw:text-style-name="P2" draw:layer="layout" svg:width="4cm" svg:height="1.269cm" svg:x="1.972cm" svg:y="51.283cm">
            <draw:text-box>
              <text:p text:style-name="P3"><text:span text:style-name="T6">Coordinate Gate permissions with SL</text:span></text:p>
            </draw:text-box>
          </draw:frame>
        </draw:g>
        <draw:g>
          <draw:g>
            <draw:polygon draw:style-name="gr1" draw:text-style-name="P1" draw:layer="layout" svg:width="3.745cm" svg:height="2.475cm" svg:x="1.972cm" svg:y="52.775cm" svg:viewBox="0 0 3746 2476" draw:points="0,2476 3746,2476 3746,0 0,0">
              <text:p/>
            </draw:polygon>
            <draw:polygon draw:style-name="gr2" draw:text-style-name="P2" draw:layer="layout" svg:width="3.745cm" svg:height="2.475cm" svg:x="1.972cm" svg:y="52.775cm" svg:viewBox="0 0 3746 2476" draw:points="0,2476 3746,2476 3746,0 0,0">
              <text:p/>
            </draw:polygon>
          </draw:g>
          <draw:frame draw:style-name="gr38" draw:text-style-name="P2" draw:layer="layout" svg:width="3.745cm" svg:height="3.111cm" svg:x="1.972cm" svg:y="52.457cm">
            <draw:text-box>
              <text:p text:style-name="P3"><text:span text:style-name="T6">Coordinate with SL to make all non-medical, non-fire decisions related to the event</text:span></text:p>
            </draw:text-box>
          </draw:frame>
        </draw:g>
        <draw:g>
          <draw:g>
            <draw:polygon draw:style-name="gr1" draw:text-style-name="P1" draw:layer="layout" svg:width="3.745cm" svg:height="0.895cm" svg:x="1.972cm" svg:y="55.565cm" svg:viewBox="0 0 3746 896" draw:points="0,896 3746,896 3746,0 0,0">
              <text:p/>
            </draw:polygon>
            <draw:polygon draw:style-name="gr2" draw:text-style-name="P2" draw:layer="layout" svg:width="3.745cm" svg:height="0.895cm" svg:x="1.972cm" svg:y="55.565cm" svg:viewBox="0 0 3746 896" draw:points="0,896 3746,896 3746,0 0,0">
              <text:p/>
            </draw:polygon>
          </draw:g>
          <draw:frame draw:style-name="gr39" draw:text-style-name="P2" draw:layer="layout" svg:width="3.745cm" svg:height="0.895cm" svg:x="1.972cm" svg:y="55.565cm">
            <draw:text-box>
              <text:p text:style-name="P3"><text:span text:style-name="T6">Cooperate withFD</text:span></text:p>
            </draw:text-box>
          </draw:frame>
        </draw:g>
        <draw:g>
          <draw:g>
            <draw:polygon draw:style-name="gr1" draw:text-style-name="P1" draw:layer="layout" svg:width="2.5cm" svg:height="0.895cm" svg:x="19.864cm" svg:y="49.095cm" svg:viewBox="0 0 2501 896" draw:points="0,896 2501,896 2501,0 0,0">
              <text:p/>
            </draw:polygon>
            <draw:polygon draw:style-name="gr2" draw:text-style-name="P2" draw:layer="layout" svg:width="2.5cm" svg:height="0.895cm" svg:x="19.864cm" svg:y="49.095cm" svg:viewBox="0 0 2501 896" draw:points="0,896 2501,896 2501,0 0,0">
              <text:p/>
            </draw:polygon>
          </draw:g>
          <draw:frame draw:style-name="gr39" draw:text-style-name="P2" draw:layer="layout" svg:width="2.5cm" svg:height="1.269cm" svg:x="19.864cm" svg:y="48.908cm">
            <draw:text-box>
              <text:p text:style-name="P3"><text:span text:style-name="T6">Cooperate withFD</text:span></text:p>
            </draw:text-box>
          </draw:frame>
        </draw:g>
        <draw:g>
          <draw:g>
            <draw:path draw:style-name="gr1" draw:text-style-name="P1" draw:layer="layout" svg:width="2.5cm" svg:height="1.5cm" svg:x="23.25cm" svg:y="41.619cm" svg:viewBox="0 0 2501 1501" svg:d="M2001 1501c92 0 170-21 250-67s137-103 183-183 67-158 67-250v-502c0-91-21-169-67-249s-103-137-183-183-158-67-250-67h-1502c-92 0-169 21-249 67s-137 103-183 183-67 158-67 249v502c0 92 21 170 67 250s103 137 183 183 157 67 249 67z">
              <text:p/>
            </draw:path>
            <draw:path draw:style-name="gr2" draw:text-style-name="P2" draw:layer="layout" svg:width="2.5cm" svg:height="1.5cm" svg:x="23.25cm" svg:y="41.619cm" svg:viewBox="0 0 2501 1501" svg:d="M2001 1501c92 0 170-21 250-67s137-103 183-183 67-158 67-250v-502c0-91-21-169-67-249s-103-137-183-183-158-67-250-67h-1502c-92 0-169 21-249 67s-137 103-183 183-67 158-67 249v502c0 92 21 170 67 250s103 137 183 183 157 67 249 67z">
              <text:p/>
            </draw:path>
          </draw:g>
          <draw:frame draw:style-name="gr7" draw:text-style-name="P2" draw:layer="layout" svg:width="2.5cm" svg:height="1.57cm" svg:x="23.25cm" svg:y="41.584cm">
            <draw:text-box>
              <text:p text:style-name="P3"><text:span text:style-name="T5">T&amp;E</text:span></text:p>
            </draw:text-box>
          </draw:frame>
        </draw:g>
        <draw:g>
          <draw:g>
            <draw:polygon draw:style-name="gr1" draw:text-style-name="P1" draw:layer="layout" svg:width="2.5cm" svg:height="1.841cm" svg:x="23.25cm" svg:y="46.849cm" svg:viewBox="0 0 2501 1842" draw:points="0,1842 2501,1842 2501,0 0,0">
              <text:p/>
            </draw:polygon>
            <draw:polygon draw:style-name="gr2" draw:text-style-name="P2" draw:layer="layout" svg:width="2.5cm" svg:height="1.841cm" svg:x="23.25cm" svg:y="46.849cm" svg:viewBox="0 0 2501 1842" draw:points="0,1842 2501,1842 2501,0 0,0">
              <text:p/>
            </draw:polygon>
          </draw:g>
          <draw:frame draw:style-name="gr40" draw:text-style-name="P2" draw:layer="layout" svg:width="2.5cm" svg:height="1.883cm" svg:x="23.25cm" svg:y="46.828cm">
            <draw:text-box>
              <text:p text:style-name="P3"><text:span text:style-name="T6">Keep record of all involved </text:span></text:p>
            </draw:text-box>
          </draw:frame>
        </draw:g>
        <draw:g>
          <draw:g>
            <draw:polygon draw:style-name="gr1" draw:text-style-name="P1" draw:layer="layout" svg:width="2.5cm" svg:height="3.199cm" svg:x="23.25cm" svg:y="43.471cm" svg:viewBox="0 0 2501 3200" draw:points="0,3200 2501,3200 2501,0 0,0">
              <text:p/>
            </draw:polygon>
            <draw:polygon draw:style-name="gr2" draw:text-style-name="P2" draw:layer="layout" svg:width="2.5cm" svg:height="3.199cm" svg:x="23.25cm" svg:y="43.471cm" svg:viewBox="0 0 2501 3200" draw:points="0,3200 2501,3200 2501,0 0,0">
              <text:p/>
            </draw:polygon>
          </draw:g>
          <draw:frame draw:style-name="gr41" draw:text-style-name="P2" draw:layer="layout" svg:width="2.5cm" svg:height="3.725cm" svg:x="23.25cm" svg:y="43.208cm">
            <draw:text-box>
              <text:p text:style-name="P3"><text:span text:style-name="T6">Emotional support for any non-medically affected individuals</text:span></text:p>
            </draw:text-box>
          </draw:frame>
        </draw:g>
        <draw:g>
          <draw:g>
            <draw:path draw:style-name="gr1" draw:text-style-name="P1" draw:layer="layout" svg:width="2.3cm" svg:height="1.5cm" svg:x="26.2cm" svg:y="41.669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2cm" svg:y="41.669cm" svg:viewBox="0 0 2301 1501" svg:d="M1801 1501c92 0 170-21 250-67s137-103 183-183 67-158 67-250v-502c0-91-21-169-67-249s-103-137-183-183-158-67-250-67h-1302c-92 0-169 21-249 67s-137 103-183 183-67 158-67 249v502c0 92 21 170 67 250s103 137 183 183 157 67 249 67z">
              <text:p/>
            </draw:path>
          </draw:g>
          <draw:frame draw:style-name="gr7" draw:text-style-name="P2" draw:layer="layout" svg:width="2.3cm" svg:height="1.5cm" svg:x="26.2cm" svg:y="41.669cm">
            <draw:text-box>
              <text:p text:style-name="P3"><text:span text:style-name="T7">DRIVER</text:span></text:p>
            </draw:text-box>
          </draw:frame>
        </draw:g>
        <draw:g>
          <draw:g>
            <draw:polygon draw:style-name="gr1" draw:text-style-name="P1" draw:layer="layout" svg:width="2.3cm" svg:height="2.2cm" svg:x="26.2cm" svg:y="43.669cm" svg:viewBox="0 0 2301 2201" draw:points="0,2201 2301,2201 2301,0 0,0">
              <text:p/>
            </draw:polygon>
            <draw:polygon draw:style-name="gr2" draw:text-style-name="P2" draw:layer="layout" svg:width="2.3cm" svg:height="2.2cm" svg:x="26.2cm" svg:y="43.669cm" svg:viewBox="0 0 2301 2201" draw:points="0,2201 2301,2201 2301,0 0,0">
              <text:p/>
            </draw:polygon>
          </draw:g>
          <draw:frame draw:style-name="gr12" draw:text-style-name="P2" draw:layer="layout" svg:width="2.3cm" svg:height="2.497cm" svg:x="26.2cm" svg:y="43.521cm">
            <draw:text-box>
              <text:p text:style-name="P3"><text:span text:style-name="T6">Drives if instructed to do so by MSL only</text:span></text:p>
            </draw:text-box>
          </draw:frame>
        </draw:g>
        <draw:frame draw:style-name="gr24" draw:text-style-name="P2" draw:layer="layout" svg:width="10.865cm" svg:height="3.73cm" svg:x="13.665cm" svg:y="51.49cm">
          <draw:text-box>
            <text:p text:style-name="P4"><text:span text:style-name="T10">NO HEROICS!</text:span></text:p>
            <text:p text:style-name="P4"><text:span text:style-name="T11">Do not become a part of the problem by getting trapped or injured yourself! <text:s/></text:span></text:p>
          </draw:text-box>
        </draw:frame>
        <draw:frame draw:style-name="gr28" draw:text-style-name="P2" draw:layer="layout" svg:width="15.6cm" svg:height="3.15cm" svg:x="13.465cm" svg:y="55.605cm">
          <draw:text-box>
            <text:p text:style-name="P5"><text:span text:style-name="T13">1. Focus on keeping everyone out of harm’s way.</text:span><text:span text:style-name="T13"><text:line-break/></text:span><text:span text:style-name="T13">2. Do not try to rescue property at the risk of life!</text:span><text:span text:style-name="T13"><text:line-break/></text:span><text:span text:style-name="T13">3. You cannot help anyone if you get in trouble yourself. Don’t be a hero.</text:span><text:span text:style-name="T13"><text:line-break/></text:span><text:span text:style-name="T13">4. Defer to the Fire Department.</text:span></text:p>
          </draw:text-box>
        </draw:frame>
        <draw:g>
          <draw:g>
            <draw:path draw:style-name="gr1" draw:text-style-name="P1" draw:layer="layout" svg:width="3.33cm" svg:height="1.5cm" svg:x="1.829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29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829cm" svg:y="61.55cm">
            <draw:text-box>
              <text:p text:style-name="P3"><text:span text:style-name="T5">MSL</text:span></text:p>
            </draw:text-box>
          </draw:frame>
        </draw:g>
        <draw:g>
          <draw:g>
            <draw:path draw:style-name="gr1" draw:text-style-name="P1" draw:layer="layout" svg:width="3.33cm" svg:height="1.5cm" svg:x="6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6cm" svg:y="61.585cm">
            <draw:text-box>
              <text:p text:style-name="P3"><text:span text:style-name="T12">NOMAD</text:span></text:p>
            </draw:text-box>
          </draw:frame>
        </draw:g>
        <draw:g>
          <draw:g>
            <draw:polygon draw:style-name="gr1" draw:text-style-name="P1" draw:layer="layout" svg:width="3.33cm" svg:height="1.505cm" svg:x="1.829cm" svg:y="66.564cm" svg:viewBox="0 0 3331 1506" draw:points="0,1506 3331,1506 3331,0 0,0">
              <text:p/>
            </draw:polygon>
            <draw:polygon draw:style-name="gr2" draw:text-style-name="P2" draw:layer="layout" svg:width="3.33cm" svg:height="1.505cm" svg:x="1.829cm" svg:y="66.564cm" svg:viewBox="0 0 3331 1506" draw:points="0,1506 3331,1506 3331,0 0,0">
              <text:p/>
            </draw:polygon>
          </draw:g>
          <draw:frame draw:style-name="gr42" draw:text-style-name="P2" draw:layer="layout" svg:width="3.33cm" svg:height="1.883cm" svg:x="1.829cm" svg:y="66.375cm">
            <draw:text-box>
              <text:p text:style-name="P3"><text:span text:style-name="T6">Photograph site/damage for incident reports</text:span></text:p>
            </draw:text-box>
          </draw:frame>
        </draw:g>
        <draw:g>
          <draw:g>
            <draw:polygon draw:style-name="gr1" draw:text-style-name="P1" draw:layer="layout" svg:width="3.33cm" svg:height="2.005cm" svg:x="1.829cm" svg:y="68.569cm" svg:viewBox="0 0 3331 2006" draw:points="0,2006 3331,2006 3331,0 0,0">
              <text:p/>
            </draw:polygon>
            <draw:polygon draw:style-name="gr2" draw:text-style-name="P2" draw:layer="layout" svg:width="3.33cm" svg:height="2.005cm" svg:x="1.829cm" svg:y="68.569cm" svg:viewBox="0 0 3331 2006" draw:points="0,2006 3331,2006 3331,0 0,0">
              <text:p/>
            </draw:polygon>
          </draw:g>
          <draw:frame draw:style-name="gr43" draw:text-style-name="P2" draw:layer="layout" svg:width="3.33cm" svg:height="2.497cm" svg:x="1.829cm" svg:y="68.323cm">
            <draw:text-box>
              <text:p text:style-name="P3"><text:span text:style-name="T6">Liase with T&amp;EL and LS—assess needs for further actions together</text:span></text:p>
            </draw:text-box>
          </draw:frame>
        </draw:g>
        <draw:g>
          <draw:g>
            <draw:polygon draw:style-name="gr1" draw:text-style-name="P1" draw:layer="layout" svg:width="3.33cm" svg:height="3cm" svg:x="10.17cm" svg:y="66.569cm" svg:viewBox="0 0 3331 3001" draw:points="0,3001 3331,3001 3331,0 0,0">
              <text:p/>
            </draw:polygon>
            <draw:polygon draw:style-name="gr2" draw:text-style-name="P2" draw:layer="layout" svg:width="3.33cm" svg:height="3cm" svg:x="10.17cm" svg:y="66.569cm" svg:viewBox="0 0 3331 3001" draw:points="0,3001 3331,3001 3331,0 0,0">
              <text:p/>
            </draw:polygon>
          </draw:g>
          <draw:frame draw:style-name="gr44" draw:text-style-name="P2" draw:layer="layout" svg:width="3.33cm" svg:height="3.725cm" svg:x="10.17cm" svg:y="66.207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1.8cm" svg:y="71.069cm" svg:viewBox="0 0 3331 501" draw:points="0,501 3331,501 3331,0 0,0">
              <text:p/>
            </draw:polygon>
            <draw:polygon draw:style-name="gr2" draw:text-style-name="P2" draw:layer="layout" svg:width="3.33cm" svg:height="0.5cm" svg:x="1.8cm" svg:y="71.069cm" svg:viewBox="0 0 3331 501" draw:points="0,501 3331,501 3331,0 0,0">
              <text:p/>
            </draw:polygon>
          </draw:g>
          <draw:frame draw:style-name="gr45" draw:text-style-name="P2" draw:layer="layout" svg:width="3.33cm" svg:height="0.655cm" svg:x="1.8cm" svg:y="70.992cm">
            <draw:text-box>
              <text:p text:style-name="P3"><text:span text:style-name="T6">Follow-ups </text:span></text:p>
            </draw:text-box>
          </draw:frame>
        </draw:g>
        <draw:g>
          <draw:g>
            <draw:polygon draw:style-name="gr1" draw:text-style-name="P1" draw:layer="layout" svg:width="3.33cm" svg:height="1.5cm" svg:x="1.8cm" svg:y="71.969cm" svg:viewBox="0 0 3331 1501" draw:points="0,1501 3331,1501 3331,0 0,0">
              <text:p/>
            </draw:polygon>
            <draw:path draw:style-name="gr2" draw:text-style-name="P2" draw:layer="layout" svg:width="3.33cm" svg:height="1.5cm" svg:x="1.8cm" svg:y="71.969cm" svg:viewBox="0 0 3331 1501" svg:d="M0 1501h3331v-1501h-3331zM114 1501v-1501M3217 1501v-1501">
              <text:p/>
            </draw:path>
          </draw:g>
          <draw:frame draw:style-name="gr14" draw:text-style-name="P2" draw:layer="layout" svg:width="3.101cm" svg:height="1.741cm" svg:x="1.914cm" svg:y="71.849cm">
            <draw:text-box>
              <text:p text:style-name="P3"><text:span text:style-name="T14">Victim(s)/Injured/Traumatised participants</text:span></text:p>
            </draw:text-box>
          </draw:frame>
        </draw:g>
        <draw:line draw:style-name="gr17" draw:text-style-name="P2" draw:layer="layout" svg:x1="3.465cm" svg:y1="71.569cm" svg:x2="3.465cm" svg:y2="71.968cm">
          <text:p/>
        </draw:line>
        <draw:g>
          <draw:g>
            <draw:polygon draw:style-name="gr1" draw:text-style-name="P1" draw:layer="layout" svg:width="3.33cm" svg:height="1.505cm" svg:x="6cm" svg:y="66.564cm" svg:viewBox="0 0 3331 1506" draw:points="0,1506 3331,1506 3331,0 0,0">
              <text:p/>
            </draw:polygon>
            <draw:polygon draw:style-name="gr2" draw:text-style-name="P2" draw:layer="layout" svg:width="3.33cm" svg:height="1.505cm" svg:x="6cm" svg:y="66.564cm" svg:viewBox="0 0 3331 1506" draw:points="0,1506 3331,1506 3331,0 0,0">
              <text:p/>
            </draw:polygon>
          </draw:g>
          <draw:frame draw:style-name="gr42" draw:text-style-name="P2" draw:layer="layout" svg:width="3.33cm" svg:height="1.741cm" svg:x="6cm" svg:y="66.446cm">
            <draw:text-box>
              <text:p text:style-name="P3"><text:span text:style-name="T14">Clean-up of hazardous materials (blood, etc.)</text:span></text:p>
            </draw:text-box>
          </draw:frame>
        </draw:g>
        <draw:g>
          <draw:g>
            <draw:polygon draw:style-name="gr1" draw:text-style-name="P1" draw:layer="layout" svg:width="3.33cm" svg:height="1.6cm" svg:x="6cm" svg:y="68.569cm" svg:viewBox="0 0 3331 1601" draw:points="0,1601 3331,1601 3331,0 0,0">
              <text:p/>
            </draw:polygon>
            <draw:path draw:style-name="gr2" draw:text-style-name="P2" draw:layer="layout" svg:width="3.33cm" svg:height="1.6cm" svg:x="6cm" svg:y="68.569cm" svg:viewBox="0 0 3331 1601" svg:d="M0 1601h3331v-1601h-3331zM114 1601v-1601M3217 1601v-1601">
              <text:p/>
            </draw:path>
          </draw:g>
          <draw:frame draw:style-name="gr11" draw:text-style-name="P2" draw:layer="layout" svg:width="3.101cm" svg:height="1.883cm" svg:x="6.114cm" svg:y="68.428cm">
            <draw:text-box>
              <text:p text:style-name="P6"><text:span text:style-name="T6">Proper disposal of Biohazardous materials</text:span></text:p>
            </draw:text-box>
          </draw:frame>
        </draw:g>
        <draw:line draw:style-name="gr17" draw:text-style-name="P2" draw:layer="layout" svg:x1="7.664cm" svg:y1="68.069cm" svg:x2="7.664cm" svg:y2="68.569cm">
          <text:p/>
        </draw:line>
        <draw:frame draw:style-name="gr46" draw:text-style-name="P2" draw:layer="layout" svg:width="10.2cm" svg:height="5.21cm" svg:x="17.3cm" svg:y="73.873cm">
          <draw:text-box>
            <text:p text:style-name="P7"><text:span text:style-name="T15">**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17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17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17cm" svg:y="61.55cm">
            <draw:text-box>
              <text:p text:style-name="P3"><text:span text:style-name="T5">SL</text:span></text:p>
            </draw:text-box>
          </draw:frame>
        </draw:g>
        <draw:g>
          <draw:g>
            <draw:polygon draw:style-name="gr1" draw:text-style-name="P1" draw:layer="layout" svg:width="3.33cm" svg:height="2.495cm" svg:x="10.17cm" svg:y="70.074cm" svg:viewBox="0 0 3331 2496" draw:points="0,2496 3331,2496 3331,0 0,0">
              <text:p/>
            </draw:polygon>
            <draw:polygon draw:style-name="gr2" draw:text-style-name="P2" draw:layer="layout" svg:width="3.33cm" svg:height="2.495cm" svg:x="10.17cm" svg:y="70.074cm" svg:viewBox="0 0 3331 2496" draw:points="0,2496 3331,2496 3331,0 0,0">
              <text:p/>
            </draw:polygon>
          </draw:g>
          <draw:frame draw:style-name="gr47" draw:text-style-name="P2" draw:layer="layout" svg:width="3.33cm" svg:height="3.111cm" svg:x="10.17cm" svg:y="69.766cm">
            <draw:text-box>
              <text:p text:style-name="P3"><text:span text:style-name="T6">With NORG Board: Coordinate follow-up including PR response</text:span></text:p>
            </draw:text-box>
          </draw:frame>
        </draw:g>
        <draw:g>
          <draw:g>
            <draw:polygon draw:style-name="gr1" draw:text-style-name="P1" draw:layer="layout" svg:width="3.33cm" svg:height="1.495cm" svg:x="10.17cm" svg:y="72.969cm" svg:viewBox="0 0 3331 1496" draw:points="0,1496 3331,1496 3331,0 0,0">
              <text:p/>
            </draw:polygon>
            <draw:path draw:style-name="gr2" draw:text-style-name="P2" draw:layer="layout" svg:width="3.33cm" svg:height="1.495cm" svg:x="10.17cm" svg:y="72.969cm" svg:viewBox="0 0 3331 1496" svg:d="M0 1496h3331v-1496h-3331zM114 1496v-1496M3217 1496v-1496">
              <text:p/>
            </draw:path>
          </draw:g>
          <draw:frame draw:style-name="gr48" draw:text-style-name="P2" draw:layer="layout" svg:width="3.101cm" svg:height="1.883cm" svg:x="10.284cm" svg:y="72.775cm">
            <draw:text-box>
              <text:p text:style-name="P6"><text:span text:style-name="T6">Possible Newsletter/flyer at No-Info</text:span></text:p>
            </draw:text-box>
          </draw:frame>
        </draw:g>
        <draw:line draw:style-name="gr17" draw:text-style-name="P2" draw:layer="layout" svg:x1="11.835cm" svg:y1="72.569cm" svg:x2="11.835cm" svg:y2="72.968cm">
          <text:p/>
        </draw:line>
        <draw:g>
          <draw:g>
            <draw:path draw:style-name="gr1" draw:text-style-name="P1" draw:layer="layout" svg:width="3.33cm" svg:height="1.5cm" svg:x="13.97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3.97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3.97cm" svg:y="61.555cm">
            <draw:text-box>
              <text:p text:style-name="P3"><text:span text:style-name="T5">T&amp;E</text:span></text:p>
            </draw:text-box>
          </draw:frame>
        </draw:g>
        <draw:g>
          <draw:g>
            <draw:path draw:style-name="gr1" draw:text-style-name="P1" draw:layer="layout" svg:width="3.33cm" svg:height="1.5cm" svg:x="17.835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7.835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17.835cm" svg:y="61.59cm">
            <draw:text-box>
              <text:p text:style-name="P3"><text:span text:style-name="T12">DRIVER</text:span></text:p>
            </draw:text-box>
          </draw:frame>
        </draw:g>
        <draw:g>
          <draw:g>
            <draw:path draw:style-name="gr1" draw:text-style-name="P1" draw:layer="layout" svg:width="3.33cm" svg:height="1.5cm" svg:x="21.67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67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21.67cm" svg:y="61.59cm">
            <draw:text-box>
              <text:p text:style-name="P3"><text:span text:style-name="T16">MEDICAL</text:span></text:p>
            </draw:text-box>
          </draw:frame>
        </draw:g>
        <draw:g>
          <draw:g>
            <draw:path draw:style-name="gr1" draw:text-style-name="P1" draw:layer="layout" svg:width="3.165cm" svg:height="1.5cm" svg:x="25.435cm" svg:y="61.59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435cm" svg:y="61.59cm" svg:viewBox="0 0 3166 1501" svg:d="M2666 1501c92 0 170-21 250-67s137-103 183-183 67-158 67-250v-502c0-91-21-169-67-249s-103-137-183-183-158-67-250-67h-2167c-91 0-169 21-249 67s-137 103-183 183-67 158-67 249v502c0 92 21 170 67 250s103 137 183 183 158 67 249 67z">
              <text:p/>
            </draw:path>
          </draw:g>
          <draw:frame draw:style-name="gr7" draw:text-style-name="P2" draw:layer="layout" svg:width="3.165cm" svg:height="1.5cm" svg:x="25.435cm" svg:y="61.59cm">
            <draw:text-box>
              <text:p text:style-name="P3"><text:span text:style-name="T16">INTR</text:span></text:p>
            </draw:text-box>
          </draw:frame>
        </draw:g>
        <draw:g>
          <draw:g>
            <draw:polygon draw:style-name="gr1" draw:text-style-name="P1" draw:layer="layout" svg:width="3.33cm" svg:height="3.4cm" svg:x="6cm" svg:y="70.669cm" svg:viewBox="0 0 3331 3401" draw:points="0,3401 3331,3401 3331,0 0,0">
              <text:p/>
            </draw:polygon>
            <draw:polygon draw:style-name="gr2" draw:text-style-name="P2" draw:layer="layout" svg:width="3.33cm" svg:height="3.4cm" svg:x="6cm" svg:y="70.669cm" svg:viewBox="0 0 3331 3401" draw:points="0,3401 3331,3401 3331,0 0,0">
              <text:p/>
            </draw:polygon>
          </draw:g>
          <draw:frame draw:style-name="gr49" draw:text-style-name="P2" draw:layer="layout" svg:width="3.33cm" svg:height="3.725cm" svg:x="6cm" svg:y="70.507cm">
            <draw:text-box>
              <text:p text:style-name="P3"><text:span text:style-name="T6">Help disseminate post-incident information + prevention and diffusion of rumors + privacy</text:span></text:p>
            </draw:text-box>
          </draw:frame>
        </draw:g>
        <draw:g>
          <draw:g>
            <draw:polygon draw:style-name="gr1" draw:text-style-name="P1" draw:layer="layout" svg:width="3.33cm" svg:height="2.25cm" svg:x="10.17cm" svg:y="74.864cm" svg:viewBox="0 0 3331 2251" draw:points="0,2251 3331,2251 3331,0 0,0">
              <text:p/>
            </draw:polygon>
            <draw:polygon draw:style-name="gr50" draw:text-style-name="P2" draw:layer="layout" svg:width="3.33cm" svg:height="2.25cm" svg:x="10.17cm" svg:y="74.864cm" svg:viewBox="0 0 3331 2251" draw:points="0,2251 3331,2251 3331,0 0,0">
              <text:p/>
            </draw:polygon>
          </draw:g>
          <draw:frame draw:style-name="gr51" draw:text-style-name="P2" draw:layer="layout" svg:width="3.33cm" svg:height="2.497cm" svg:x="10.17cm" svg:y="74.741cm">
            <draw:text-box>
              <text:p text:style-name="P3"><text:span text:style-name="T17">Collects all incident reports for safe keeping and follow-up</text:span></text:p>
            </draw:text-box>
          </draw:frame>
        </draw:g>
        <draw:g>
          <draw:g>
            <draw:polygon draw:style-name="gr1" draw:text-style-name="P1" draw:layer="layout" svg:width="3.33cm" svg:height="1.505cm" svg:x="17.941cm" svg:y="68.598cm" svg:viewBox="0 0 3331 1506" draw:points="0,1506 3331,1506 3331,0 0,0">
              <text:p/>
            </draw:polygon>
            <draw:polygon draw:style-name="gr2" draw:text-style-name="P2" draw:layer="layout" svg:width="3.33cm" svg:height="1.505cm" svg:x="17.941cm" svg:y="68.598cm" svg:viewBox="0 0 3331 1506" draw:points="0,1506 3331,1506 3331,0 0,0">
              <text:p/>
            </draw:polygon>
          </draw:g>
          <draw:frame draw:style-name="gr42" draw:text-style-name="P2" draw:layer="layout" svg:width="3.33cm" svg:height="1.505cm" svg:x="17.941cm" svg:y="68.598cm">
            <draw:text-box>
              <text:p text:style-name="P3"><text:span text:style-name="T6">Re-stock grab <text:s/>bag upon return</text:span></text:p>
            </draw:text-box>
          </draw:frame>
        </draw:g>
        <draw:frame draw:style-name="gr52" draw:text-style-name="P2" draw:layer="layout" svg:width="10.47cm" svg:height="2.646cm" svg:x="17.2cm" svg:y="71.144cm">
          <draw:text-box>
            <text:p text:style-name="P8"><text:span text:style-name="T13">REMEMBER: Stay professional. Respect participants’ privacy and DO NOT TELL STORIES. Do not be a part of the rumor mill!</text:span></text:p>
          </draw:text-box>
        </draw:frame>
        <draw:g>
          <draw:g>
            <draw:polygon draw:style-name="gr1" draw:text-style-name="P1" draw:layer="layout" svg:width="3.33cm" svg:height="2.053cm" svg:x="1.829cm" svg:y="74.011cm" svg:viewBox="0 0 3331 2054" draw:points="0,2054 3331,2054 3331,0 0,0">
              <text:p/>
            </draw:polygon>
            <draw:polygon draw:style-name="gr50" draw:text-style-name="P2" draw:layer="layout" svg:width="3.33cm" svg:height="2.053cm" svg:x="1.829cm" svg:y="74.011cm" svg:viewBox="0 0 3331 2054" draw:points="0,2054 3331,2054 3331,0 0,0">
              <text:p/>
            </draw:polygon>
          </draw:g>
          <draw:frame draw:style-name="gr53" draw:text-style-name="P2" draw:layer="layout" svg:width="3.33cm" svg:height="2.497cm" svg:x="1.829cm" svg:y="73.789cm">
            <draw:text-box>
              <text:p text:style-name="P3"><text:span text:style-name="T17">Together with SL, lead post-incident debrief + staff support</text:span></text:p>
            </draw:text-box>
          </draw:frame>
        </draw:g>
        <draw:g>
          <draw:g>
            <draw:polygon draw:style-name="gr1" draw:text-style-name="P1" draw:layer="layout" svg:width="3.33cm" svg:height="1.695cm" svg:x="5.909cm" svg:y="74.569cm" svg:viewBox="0 0 3331 1696" draw:points="0,1696 3331,1696 3331,0 0,0">
              <text:p/>
            </draw:polygon>
            <draw:polygon draw:style-name="gr2" draw:text-style-name="P2" draw:layer="layout" svg:width="3.33cm" svg:height="1.695cm" svg:x="5.909cm" svg:y="74.569cm" svg:viewBox="0 0 3331 1696" draw:points="0,1696 3331,1696 3331,0 0,0">
              <text:p/>
            </draw:polygon>
          </draw:g>
          <draw:frame draw:style-name="gr54" draw:text-style-name="P2" draw:layer="layout" svg:width="3.33cm" svg:height="1.883cm" svg:x="5.909cm" svg:y="74.475cm">
            <draw:text-box>
              <text:p text:style-name="P3"><text:span text:style-name="T6">Participate in post-incident debrief</text:span></text:p>
            </draw:text-box>
          </draw:frame>
        </draw:g>
        <draw:g>
          <draw:g>
            <draw:polygon draw:style-name="gr1" draw:text-style-name="P1" draw:layer="layout" svg:width="3.33cm" svg:height="1.695cm" svg:x="14.035cm" svg:y="66.569cm" svg:viewBox="0 0 3331 1696" draw:points="0,1696 3331,1696 3331,0 0,0">
              <text:p/>
            </draw:polygon>
            <draw:polygon draw:style-name="gr2" draw:text-style-name="P2" draw:layer="layout" svg:width="3.33cm" svg:height="1.695cm" svg:x="14.035cm" svg:y="66.569cm" svg:viewBox="0 0 3331 1696" draw:points="0,1696 3331,1696 3331,0 0,0">
              <text:p/>
            </draw:polygon>
          </draw:g>
          <draw:frame draw:style-name="gr54" draw:text-style-name="P2" draw:layer="layout" svg:width="3.33cm" svg:height="1.883cm" svg:x="14.035cm" svg:y="66.475cm">
            <draw:text-box>
              <text:p text:style-name="P3"><text:span text:style-name="T6">Participate in post-incident debrief</text:span></text:p>
            </draw:text-box>
          </draw:frame>
        </draw:g>
        <draw:g>
          <draw:g>
            <draw:polygon draw:style-name="gr1" draw:text-style-name="P1" draw:layer="layout" svg:width="3.33cm" svg:height="1.695cm" svg:x="21.705cm" svg:y="66.542cm" svg:viewBox="0 0 3331 1696" draw:points="0,1696 3331,1696 3331,0 0,0">
              <text:p/>
            </draw:polygon>
            <draw:polygon draw:style-name="gr2" draw:text-style-name="P2" draw:layer="layout" svg:width="3.33cm" svg:height="1.695cm" svg:x="21.705cm" svg:y="66.542cm" svg:viewBox="0 0 3331 1696" draw:points="0,1696 3331,1696 3331,0 0,0">
              <text:p/>
            </draw:polygon>
          </draw:g>
          <draw:frame draw:style-name="gr54" draw:text-style-name="P2" draw:layer="layout" svg:width="3.33cm" svg:height="1.883cm" svg:x="21.705cm" svg:y="66.448cm">
            <draw:text-box>
              <text:p text:style-name="P3"><text:span text:style-name="T6">Participate in post-incident debrief</text:span></text:p>
            </draw:text-box>
          </draw:frame>
        </draw:g>
        <draw:g>
          <draw:g>
            <draw:polygon draw:style-name="gr1" draw:text-style-name="P1" draw:layer="layout" svg:width="3.33cm" svg:height="1.695cm" svg:x="25.47cm" svg:y="66.542cm" svg:viewBox="0 0 3331 1696" draw:points="0,1696 3331,1696 3331,0 0,0">
              <text:p/>
            </draw:polygon>
            <draw:polygon draw:style-name="gr2" draw:text-style-name="P2" draw:layer="layout" svg:width="3.33cm" svg:height="1.695cm" svg:x="25.47cm" svg:y="66.542cm" svg:viewBox="0 0 3331 1696" draw:points="0,1696 3331,1696 3331,0 0,0">
              <text:p/>
            </draw:polygon>
          </draw:g>
          <draw:frame draw:style-name="gr54" draw:text-style-name="P2" draw:layer="layout" svg:width="3.33cm" svg:height="1.883cm" svg:x="25.47cm" svg:y="66.448cm">
            <draw:text-box>
              <text:p text:style-name="P3"><text:span text:style-name="T6">Participate in post-incident debrief</text:span></text:p>
            </draw:text-box>
          </draw:frame>
        </draw:g>
        <draw:g>
          <draw:g>
            <draw:polygon draw:style-name="gr1" draw:text-style-name="P1" draw:layer="layout" svg:width="3.33cm" svg:height="2.053cm" svg:x="10.17cm" svg:y="77.437cm" svg:viewBox="0 0 3331 2054" draw:points="0,2054 3331,2054 3331,0 0,0">
              <text:p/>
            </draw:polygon>
            <draw:polygon draw:style-name="gr50" draw:text-style-name="P2" draw:layer="layout" svg:width="3.33cm" svg:height="2.053cm" svg:x="10.17cm" svg:y="77.437cm" svg:viewBox="0 0 3331 2054" draw:points="0,2054 3331,2054 3331,0 0,0">
              <text:p/>
            </draw:polygon>
          </draw:g>
          <draw:frame draw:style-name="gr53" draw:text-style-name="P2" draw:layer="layout" svg:width="3.33cm" svg:height="2.497cm" svg:x="10.17cm" svg:y="77.215cm">
            <draw:text-box>
              <text:p text:style-name="P3"><text:span text:style-name="T17">Together with MSL, lead post-incident debrief + staff support</text:span></text:p>
            </draw:text-box>
          </draw:frame>
        </draw:g>
        <draw:g>
          <draw:g>
            <draw:polygon draw:style-name="gr1" draw:text-style-name="P1" draw:layer="layout" svg:width="26.971cm" svg:height="0.753cm" svg:x="1.829cm" svg:y="63.538cm" svg:viewBox="0 0 26972 754" draw:points="0,754 26972,754 26972,0 0,0">
              <text:p/>
            </draw:polygon>
            <draw:polygon draw:style-name="gr55" draw:text-style-name="P2" draw:layer="layout" svg:width="26.971cm" svg:height="0.753cm" svg:x="1.829cm" svg:y="63.538cm" svg:viewBox="0 0 26972 754" draw:points="0,754 26972,754 26972,0 0,0">
              <text:p/>
            </draw:polygon>
          </draw:g>
          <draw:frame draw:style-name="gr56" draw:text-style-name="P2" draw:layer="layout" svg:width="26.971cm" svg:height="0.753cm" svg:x="1.829cm" svg:y="63.538cm">
            <draw:text-box>
              <text:p text:style-name="P3"><text:span text:style-name="T18">Everyone involved participates in a post-incident de-brief and is given post-incident trauma/emotional support as needed.</text:span></text:p>
            </draw:text-box>
          </draw:frame>
        </draw:g>
        <draw:g>
          <draw:g>
            <draw:polygon draw:style-name="gr1" draw:text-style-name="P1" draw:layer="layout" svg:width="3.33cm" svg:height="1.695cm" svg:x="17.935cm" svg:y="66.569cm" svg:viewBox="0 0 3331 1696" draw:points="0,1696 3331,1696 3331,0 0,0">
              <text:p/>
            </draw:polygon>
            <draw:polygon draw:style-name="gr2" draw:text-style-name="P2" draw:layer="layout" svg:width="3.33cm" svg:height="1.695cm" svg:x="17.935cm" svg:y="66.569cm" svg:viewBox="0 0 3331 1696" draw:points="0,1696 3331,1696 3331,0 0,0">
              <text:p/>
            </draw:polygon>
          </draw:g>
          <draw:frame draw:style-name="gr54" draw:text-style-name="P2" draw:layer="layout" svg:width="3.33cm" svg:height="1.883cm" svg:x="17.935cm" svg:y="66.475cm">
            <draw:text-box>
              <text:p text:style-name="P3"><text:span text:style-name="T6">Participate in post-incident debrief</text:span></text:p>
            </draw:text-box>
          </draw:frame>
        </draw:g>
        <draw:g>
          <draw:g>
            <draw:polygon draw:style-name="gr1" draw:text-style-name="P1" draw:layer="layout" svg:width="3.33cm" svg:height="1.505cm" svg:x="1.829cm" svg:y="64.737cm" svg:viewBox="0 0 3331 1506" draw:points="0,1506 3331,1506 3331,0 0,0">
              <text:p/>
            </draw:polygon>
            <draw:polygon draw:style-name="gr57" draw:text-style-name="P2" draw:layer="layout" svg:width="3.33cm" svg:height="1.505cm" svg:x="1.829cm" svg:y="64.737cm" svg:viewBox="0 0 3331 1506" draw:points="0,1506 3331,1506 3331,0 0,0">
              <text:p/>
            </draw:polygon>
          </draw:g>
          <draw:frame draw:style-name="gr42" draw:text-style-name="P2" draw:layer="layout" svg:width="3.33cm" svg:height="1.505cm" svg:x="1.829cm" svg:y="64.737cm">
            <draw:text-box>
              <text:p text:style-name="P3"><text:span text:style-name="T19">Fills out an incident report.</text:span></text:p>
            </draw:text-box>
          </draw:frame>
        </draw:g>
        <draw:g>
          <draw:g>
            <draw:polygon draw:style-name="gr1" draw:text-style-name="P1" draw:layer="layout" svg:width="3.33cm" svg:height="1.505cm" svg:x="6cm" svg:y="64.737cm" svg:viewBox="0 0 3331 1506" draw:points="0,1506 3331,1506 3331,0 0,0">
              <text:p/>
            </draw:polygon>
            <draw:polygon draw:style-name="gr57" draw:text-style-name="P2" draw:layer="layout" svg:width="3.33cm" svg:height="1.505cm" svg:x="6cm" svg:y="64.737cm" svg:viewBox="0 0 3331 1506" draw:points="0,1506 3331,1506 3331,0 0,0">
              <text:p/>
            </draw:polygon>
          </draw:g>
          <draw:frame draw:style-name="gr42" draw:text-style-name="P2" draw:layer="layout" svg:width="3.33cm" svg:height="1.505cm" svg:x="6cm" svg:y="64.737cm">
            <draw:text-box>
              <text:p text:style-name="P3"><text:span text:style-name="T19">Fills out an incident report.</text:span></text:p>
            </draw:text-box>
          </draw:frame>
        </draw:g>
        <draw:g>
          <draw:g>
            <draw:polygon draw:style-name="gr1" draw:text-style-name="P1" draw:layer="layout" svg:width="3.33cm" svg:height="1.505cm" svg:x="10.05cm" svg:y="64.737cm" svg:viewBox="0 0 3331 1506" draw:points="0,1506 3331,1506 3331,0 0,0">
              <text:p/>
            </draw:polygon>
            <draw:polygon draw:style-name="gr57" draw:text-style-name="P2" draw:layer="layout" svg:width="3.33cm" svg:height="1.505cm" svg:x="10.05cm" svg:y="64.737cm" svg:viewBox="0 0 3331 1506" draw:points="0,1506 3331,1506 3331,0 0,0">
              <text:p/>
            </draw:polygon>
          </draw:g>
          <draw:frame draw:style-name="gr42" draw:text-style-name="P2" draw:layer="layout" svg:width="3.33cm" svg:height="1.505cm" svg:x="10.05cm" svg:y="64.737cm">
            <draw:text-box>
              <text:p text:style-name="P3"><text:span text:style-name="T19">Fills out an incident report.</text:span></text:p>
            </draw:text-box>
          </draw:frame>
        </draw:g>
        <draw:g>
          <draw:g>
            <draw:polygon draw:style-name="gr1" draw:text-style-name="P1" draw:layer="layout" svg:width="3.33cm" svg:height="1.505cm" svg:x="14.035cm" svg:y="64.737cm" svg:viewBox="0 0 3331 1506" draw:points="0,1506 3331,1506 3331,0 0,0">
              <text:p/>
            </draw:polygon>
            <draw:polygon draw:style-name="gr57" draw:text-style-name="P2" draw:layer="layout" svg:width="3.33cm" svg:height="1.505cm" svg:x="14.035cm" svg:y="64.737cm" svg:viewBox="0 0 3331 1506" draw:points="0,1506 3331,1506 3331,0 0,0">
              <text:p/>
            </draw:polygon>
          </draw:g>
          <draw:frame draw:style-name="gr42" draw:text-style-name="P2" draw:layer="layout" svg:width="3.33cm" svg:height="1.505cm" svg:x="14.035cm" svg:y="64.737cm">
            <draw:text-box>
              <text:p text:style-name="P3"><text:span text:style-name="T19">Fills out an incident report.</text:span></text:p>
            </draw:text-box>
          </draw:frame>
        </draw:g>
        <draw:g>
          <draw:g>
            <draw:polygon draw:style-name="gr1" draw:text-style-name="P1" draw:layer="layout" svg:width="3.33cm" svg:height="1.505cm" svg:x="17.95cm" svg:y="64.785cm" svg:viewBox="0 0 3331 1506" draw:points="0,1506 3331,1506 3331,0 0,0">
              <text:p/>
            </draw:polygon>
            <draw:polygon draw:style-name="gr57" draw:text-style-name="P2" draw:layer="layout" svg:width="3.33cm" svg:height="1.505cm" svg:x="17.95cm" svg:y="64.785cm" svg:viewBox="0 0 3331 1506" draw:points="0,1506 3331,1506 3331,0 0,0">
              <text:p/>
            </draw:polygon>
          </draw:g>
          <draw:frame draw:style-name="gr42" draw:text-style-name="P2" draw:layer="layout" svg:width="3.33cm" svg:height="1.505cm" svg:x="17.95cm" svg:y="64.785cm">
            <draw:text-box>
              <text:p text:style-name="P3"><text:span text:style-name="T19">Fills out an incident report.</text:span></text:p>
            </draw:text-box>
          </draw:frame>
        </draw:g>
        <draw:g>
          <draw:g>
            <draw:polygon draw:style-name="gr1" draw:text-style-name="P1" draw:layer="layout" svg:width="3.33cm" svg:height="1.505cm" svg:x="21.735cm" svg:y="64.785cm" svg:viewBox="0 0 3331 1506" draw:points="0,1506 3331,1506 3331,0 0,0">
              <text:p/>
            </draw:polygon>
            <draw:polygon draw:style-name="gr57" draw:text-style-name="P2" draw:layer="layout" svg:width="3.33cm" svg:height="1.505cm" svg:x="21.735cm" svg:y="64.785cm" svg:viewBox="0 0 3331 1506" draw:points="0,1506 3331,1506 3331,0 0,0">
              <text:p/>
            </draw:polygon>
          </draw:g>
          <draw:frame draw:style-name="gr42" draw:text-style-name="P2" draw:layer="layout" svg:width="3.33cm" svg:height="1.505cm" svg:x="21.735cm" svg:y="64.785cm">
            <draw:text-box>
              <text:p text:style-name="P3"><text:span text:style-name="T19">Fills out an incident report.</text:span></text:p>
            </draw:text-box>
          </draw:frame>
        </draw:g>
        <draw:g>
          <draw:g>
            <draw:polygon draw:style-name="gr1" draw:text-style-name="P1" draw:layer="layout" svg:width="3.33cm" svg:height="1.505cm" svg:x="25.435cm" svg:y="64.785cm" svg:viewBox="0 0 3331 1506" draw:points="0,1506 3331,1506 3331,0 0,0">
              <text:p/>
            </draw:polygon>
            <draw:polygon draw:style-name="gr57" draw:text-style-name="P2" draw:layer="layout" svg:width="3.33cm" svg:height="1.505cm" svg:x="25.435cm" svg:y="64.785cm" svg:viewBox="0 0 3331 1506" draw:points="0,1506 3331,1506 3331,0 0,0">
              <text:p/>
            </draw:polygon>
          </draw:g>
          <draw:frame draw:style-name="gr42" draw:text-style-name="P2" draw:layer="layout" svg:width="3.33cm" svg:height="1.505cm" svg:x="25.435cm" svg:y="64.785cm">
            <draw:text-box>
              <text:p text:style-name="P3"><text:span text:style-name="T19">Fills out an incident report.</text:span></text:p>
            </draw:text-box>
          </draw:frame>
        </draw:g>
        <draw:g>
          <draw:g>
            <draw:polygon draw:style-name="gr1" draw:text-style-name="P1" draw:layer="layout" svg:width="3.56cm" svg:height="1cm" svg:x="1.5cm" svg:y="12.69cm" svg:viewBox="0 0 3561 1001" draw:points="0,1001 3561,1001 3561,0 0,0">
              <text:p/>
            </draw:polygon>
            <draw:polygon draw:style-name="gr2" draw:text-style-name="P2" draw:layer="layout" svg:width="3.56cm" svg:height="1cm" svg:x="1.5cm" svg:y="12.69cm" svg:viewBox="0 0 3561 1001" draw:points="0,1001 3561,1001 3561,0 0,0">
              <text:p/>
            </draw:polygon>
          </draw:g>
          <draw:frame draw:style-name="gr13" draw:text-style-name="P2" draw:layer="layout" svg:width="3.56cm" svg:height="1.269cm" svg:x="1.5cm" svg:y="12.556cm">
            <draw:text-box>
              <text:p text:style-name="P3"><text:span text:style-name="T6">Instruct GATE re closure if needed</text:span></text:p>
            </draw:text-box>
          </draw:frame>
        </draw:g>
        <draw:g>
          <draw:g>
            <draw:polygon draw:style-name="gr1" draw:text-style-name="P1" draw:layer="layout" svg:width="3.56cm" svg:height="1.513cm" svg:x="5.594cm" svg:y="5.677cm" svg:viewBox="0 0 3561 1514" draw:points="0,1514 3561,1514 3561,0 0,0">
              <text:p/>
            </draw:polygon>
            <draw:polygon draw:style-name="gr2" draw:text-style-name="P2" draw:layer="layout" svg:width="3.56cm" svg:height="1.513cm" svg:x="5.594cm" svg:y="5.677cm" svg:viewBox="0 0 3561 1514" draw:points="0,1514 3561,1514 3561,0 0,0">
              <text:p/>
            </draw:polygon>
          </draw:g>
          <draw:frame draw:style-name="gr58" draw:text-style-name="P2" draw:layer="layout" svg:width="3.56cm" svg:height="1.883cm" svg:x="5.594cm" svg:y="5.492cm">
            <draw:text-box>
              <text:p text:style-name="P3"><text:span text:style-name="T6">Gate monitors or halts traffic as per MSL instructions</text:span></text:p>
            </draw:text-box>
          </draw:frame>
        </draw:g>
        <draw:g>
          <draw:g>
            <draw:polygon draw:style-name="gr1" draw:text-style-name="P1" draw:layer="layout" svg:width="3.56cm" svg:height="4.002cm" svg:x="5.594cm" svg:y="7.689cm" svg:viewBox="0 0 3561 4003" draw:points="0,4003 3561,4003 3561,0 0,0">
              <text:p/>
            </draw:polygon>
            <draw:polygon draw:style-name="gr59" draw:text-style-name="P2" draw:layer="layout" svg:width="3.56cm" svg:height="4.002cm" svg:x="5.594cm" svg:y="7.689cm" svg:viewBox="0 0 3561 4003" draw:points="0,4003 3561,4003 3561,0 0,0">
              <text:p/>
            </draw:polygon>
          </draw:g>
          <draw:frame draw:style-name="gr60" draw:text-style-name="P2" draw:layer="layout" svg:width="3.56cm" svg:height="4.561cm" svg:x="5.594cm" svg:y="7.41cm">
            <draw:text-box>
              <text:p text:style-name="P3"><text:span text:style-name="T20">NOTE: Do not attempt to forcibly or physically stop anyone from leaving – take down plate numbers or relevant description and report to MSL. </text:span></text:p>
            </draw:text-box>
          </draw:frame>
        </draw:g>
        <draw:line draw:style-name="gr17" draw:text-style-name="P2" draw:layer="layout" svg:x1="7.374cm" svg:y1="7.19cm" svg:x2="7.374cm" svg:y2="7.68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4:36:53.665811000</dc:date>
    <meta:creation-date>2014-07-04T07:08:04Z</meta:creation-date>
    <meta:initial-creator>alanl</meta:initial-creator>
    <meta:generator>LibreOffice/4.4.0.3$MacOSX_X86_64 LibreOffice_project/de093506bcdc5fafd9023ee680b8c60e3e0645d7</meta:generator>
    <meta:editing-duration>PT1M31S</meta:editing-duration>
    <meta:editing-cycles>1</meta:editing-cycles>
    <meta:document-statistic meta:object-count="573"/>
  </office:meta>
</office:document-meta>
</file>